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997cm" style:rel-column-width="11165*"/>
    </style:style>
    <style:style style:name="Tabla1.B" style:family="table-column">
      <style:table-column-properties style:column-width="14.593cm" style:rel-column-width="54370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2.997cm" style:rel-column-width="11165*"/>
    </style:style>
    <style:style style:name="Tabla2.B" style:family="table-column">
      <style:table-column-properties style:column-width="14.593cm" style:rel-column-width="54370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2.997cm" style:rel-column-width="11165*"/>
    </style:style>
    <style:style style:name="Tabla3.B" style:family="table-column">
      <style:table-column-properties style:column-width="14.593cm" style:rel-column-width="54370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2.997cm" style:rel-column-width="11165*"/>
    </style:style>
    <style:style style:name="Tabla4.B" style:family="table-column">
      <style:table-column-properties style:column-width="14.593cm" style:rel-column-width="54370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2.997cm" style:rel-column-width="11165*"/>
    </style:style>
    <style:style style:name="Tabla5.B" style:family="table-column">
      <style:table-column-properties style:column-width="14.593cm" style:rel-column-width="543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2.997cm" style:rel-column-width="11165*"/>
    </style:style>
    <style:style style:name="Tabla6.B" style:family="table-column">
      <style:table-column-properties style:column-width="14.593cm" style:rel-column-width="54370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2" style:family="table-row">
      <style:table-row-properties style:min-row-height="0.621cm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2.997cm" style:rel-column-width="11165*"/>
    </style:style>
    <style:style style:name="Tabla7.B" style:family="table-column">
      <style:table-column-properties style:column-width="14.593cm" style:rel-column-width="54370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2" style:family="table-row">
      <style:table-row-properties style:min-row-height="0.621cm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2.997cm" style:rel-column-width="11165*"/>
    </style:style>
    <style:style style:name="Tabla8.B" style:family="table-column">
      <style:table-column-properties style:column-width="14.593cm" style:rel-column-width="54370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2" style:family="table-row">
      <style:table-row-properties style:min-row-height="0.621cm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2.997cm" style:rel-column-width="11165*"/>
    </style:style>
    <style:style style:name="Tabla9.B" style:family="table-column">
      <style:table-column-properties style:column-width="14.593cm" style:rel-column-width="54370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2" style:family="table-row">
      <style:table-row-properties style:min-row-height="0.621cm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2.997cm" style:rel-column-width="11165*"/>
    </style:style>
    <style:style style:name="Tabla10.B" style:family="table-column">
      <style:table-column-properties style:column-width="14.593cm" style:rel-column-width="54370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2" style:family="table-row">
      <style:table-row-properties style:min-row-height="0.621cm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2.997cm" style:rel-column-width="11165*"/>
    </style:style>
    <style:style style:name="Tabla12.B" style:family="table-column">
      <style:table-column-properties style:column-width="14.593cm" style:rel-column-width="54370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2" style:family="table-row">
      <style:table-row-properties style:min-row-height="0.621cm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2.997cm" style:rel-column-width="11165*"/>
    </style:style>
    <style:style style:name="Tabla11.B" style:family="table-column">
      <style:table-column-properties style:column-width="14.593cm" style:rel-column-width="54370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2" style:family="table-row">
      <style:table-row-properties style:min-row-height="0.621cm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2.997cm" style:rel-column-width="11165*"/>
    </style:style>
    <style:style style:name="Tabla13.B" style:family="table-column">
      <style:table-column-properties style:column-width="14.593cm" style:rel-column-width="54370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2" style:family="table-row">
      <style:table-row-properties style:min-row-height="0.621cm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2.997cm" style:rel-column-width="11165*"/>
    </style:style>
    <style:style style:name="Tabla14.B" style:family="table-column">
      <style:table-column-properties style:column-width="14.593cm" style:rel-column-width="54370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2" style:family="table-row">
      <style:table-row-properties style:min-row-height="0.621cm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2.997cm" style:rel-column-width="11165*"/>
    </style:style>
    <style:style style:name="Tabla15.B" style:family="table-column">
      <style:table-column-properties style:column-width="14.593cm" style:rel-column-width="54370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2" style:family="table-row">
      <style:table-row-properties style:min-row-height="0.621cm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2.997cm" style:rel-column-width="11165*"/>
    </style:style>
    <style:style style:name="Tabla16.B" style:family="table-column">
      <style:table-column-properties style:column-width="14.593cm" style:rel-column-width="54370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2" style:family="table-row">
      <style:table-row-properties style:min-row-height="0.621cm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2.997cm" style:rel-column-width="11165*"/>
    </style:style>
    <style:style style:name="Tabla17.B" style:family="table-column">
      <style:table-column-properties style:column-width="14.593cm" style:rel-column-width="54370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2" style:family="table-row">
      <style:table-row-properties style:min-row-height="0.621cm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614cm" fo:margin-left="-0.016cm" table:align="left"/>
    </style:style>
    <style:style style:name="Tabla18.A" style:family="table-column">
      <style:table-column-properties style:column-width="3.023cm"/>
    </style:style>
    <style:style style:name="Tabla18.B" style:family="table-column">
      <style:table-column-properties style:column-width="14.591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2" style:family="table-row">
      <style:table-row-properties style:min-row-height="0.621cm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614cm" fo:margin-left="-0.016cm" table:align="left"/>
    </style:style>
    <style:style style:name="Tabla19.A" style:family="table-column">
      <style:table-column-properties style:column-width="3.023cm"/>
    </style:style>
    <style:style style:name="Tabla19.B" style:family="table-column">
      <style:table-column-properties style:column-width="14.591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2" style:family="table-row">
      <style:table-row-properties style:min-row-height="0.621cm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614cm" fo:margin-left="-0.016cm" table:align="left"/>
    </style:style>
    <style:style style:name="Tabla20.A" style:family="table-column">
      <style:table-column-properties style:column-width="3.023cm"/>
    </style:style>
    <style:style style:name="Tabla20.B" style:family="table-column">
      <style:table-column-properties style:column-width="14.591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2" style:family="table-row">
      <style:table-row-properties style:min-row-height="0.621cm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614cm" fo:margin-left="-0.016cm" table:align="left"/>
    </style:style>
    <style:style style:name="Tabla21.A" style:family="table-column">
      <style:table-column-properties style:column-width="3.023cm"/>
    </style:style>
    <style:style style:name="Tabla21.B" style:family="table-column">
      <style:table-column-properties style:column-width="14.591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2" style:family="table-row">
      <style:table-row-properties style:min-row-height="0.621cm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614cm" fo:margin-left="-0.016cm" table:align="left"/>
    </style:style>
    <style:style style:name="Tabla22.A" style:family="table-column">
      <style:table-column-properties style:column-width="3.023cm"/>
    </style:style>
    <style:style style:name="Tabla22.B" style:family="table-column">
      <style:table-column-properties style:column-width="14.591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2" style:family="table-row">
      <style:table-row-properties style:min-row-height="0.621cm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614cm" fo:margin-left="-0.016cm" table:align="left"/>
    </style:style>
    <style:style style:name="Tabla23.A" style:family="table-column">
      <style:table-column-properties style:column-width="3.023cm"/>
    </style:style>
    <style:style style:name="Tabla23.B" style:family="table-column">
      <style:table-column-properties style:column-width="14.591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2" style:family="table-row">
      <style:table-row-properties style:min-row-height="0.621cm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614cm" fo:margin-left="-0.016cm" table:align="left"/>
    </style:style>
    <style:style style:name="Tabla24.A" style:family="table-column">
      <style:table-column-properties style:column-width="3.023cm"/>
    </style:style>
    <style:style style:name="Tabla24.B" style:family="table-column">
      <style:table-column-properties style:column-width="14.591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2" style:family="table-row">
      <style:table-row-properties style:min-row-height="0.621cm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614cm" fo:margin-left="-0.016cm" table:align="left"/>
    </style:style>
    <style:style style:name="Tabla25.A" style:family="table-column">
      <style:table-column-properties style:column-width="3.023cm"/>
    </style:style>
    <style:style style:name="Tabla25.B" style:family="table-column">
      <style:table-column-properties style:column-width="14.591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2" style:family="table-row">
      <style:table-row-properties style:min-row-height="0.621cm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614cm" fo:margin-left="-0.016cm" table:align="left"/>
    </style:style>
    <style:style style:name="Tabla26.A" style:family="table-column">
      <style:table-column-properties style:column-width="3.023cm"/>
    </style:style>
    <style:style style:name="Tabla26.B" style:family="table-column">
      <style:table-column-properties style:column-width="14.591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2" style:family="table-row">
      <style:table-row-properties style:min-row-height="0.621cm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614cm" fo:margin-left="-0.016cm" table:align="left"/>
    </style:style>
    <style:style style:name="Tabla27.A" style:family="table-column">
      <style:table-column-properties style:column-width="3.023cm"/>
    </style:style>
    <style:style style:name="Tabla27.B" style:family="table-column">
      <style:table-column-properties style:column-width="14.591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2" style:family="table-row">
      <style:table-row-properties style:min-row-height="0.621cm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614cm" fo:margin-left="-0.016cm" table:align="left"/>
    </style:style>
    <style:style style:name="Tabla28.A" style:family="table-column">
      <style:table-column-properties style:column-width="3.023cm"/>
    </style:style>
    <style:style style:name="Tabla28.B" style:family="table-column">
      <style:table-column-properties style:column-width="14.591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2" style:family="table-row">
      <style:table-row-properties style:min-row-height="0.621cm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614cm" fo:margin-left="-0.016cm" table:align="left"/>
    </style:style>
    <style:style style:name="Tabla29.A" style:family="table-column">
      <style:table-column-properties style:column-width="3.023cm"/>
    </style:style>
    <style:style style:name="Tabla29.B" style:family="table-column">
      <style:table-column-properties style:column-width="14.591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2" style:family="table-row">
      <style:table-row-properties style:min-row-height="0.621cm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614cm" fo:margin-left="-0.016cm" table:align="left"/>
    </style:style>
    <style:style style:name="Tabla30.A" style:family="table-column">
      <style:table-column-properties style:column-width="3.023cm"/>
    </style:style>
    <style:style style:name="Tabla30.B" style:family="table-column">
      <style:table-column-properties style:column-width="14.591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2" style:family="table-row">
      <style:table-row-properties style:min-row-height="0.621cm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614cm" fo:margin-left="-0.016cm" table:align="left"/>
    </style:style>
    <style:style style:name="Tabla31.A" style:family="table-column">
      <style:table-column-properties style:column-width="3.023cm"/>
    </style:style>
    <style:style style:name="Tabla31.B" style:family="table-column">
      <style:table-column-properties style:column-width="14.591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2" style:family="table-row">
      <style:table-row-properties style:min-row-height="0.621cm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614cm" fo:margin-left="-0.016cm" table:align="left"/>
    </style:style>
    <style:style style:name="Tabla32.A" style:family="table-column">
      <style:table-column-properties style:column-width="3.023cm"/>
    </style:style>
    <style:style style:name="Tabla32.B" style:family="table-column">
      <style:table-column-properties style:column-width="14.591cm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2" style:family="table-row">
      <style:table-row-properties style:min-row-height="0.621cm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614cm" fo:margin-left="-0.016cm" table:align="left"/>
    </style:style>
    <style:style style:name="Tabla33.A" style:family="table-column">
      <style:table-column-properties style:column-width="3.023cm"/>
    </style:style>
    <style:style style:name="Tabla33.B" style:family="table-column">
      <style:table-column-properties style:column-width="14.591cm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2" style:family="table-row">
      <style:table-row-properties style:min-row-height="0.621cm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.614cm" fo:margin-left="-0.016cm" table:align="left"/>
    </style:style>
    <style:style style:name="Tabla34.A" style:family="table-column">
      <style:table-column-properties style:column-width="3.023cm"/>
    </style:style>
    <style:style style:name="Tabla34.B" style:family="table-column">
      <style:table-column-properties style:column-width="14.591cm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2" style:family="table-row">
      <style:table-row-properties style:min-row-height="0.621cm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.614cm" fo:margin-left="-0.016cm" table:align="left"/>
    </style:style>
    <style:style style:name="Tabla35.A" style:family="table-column">
      <style:table-column-properties style:column-width="3.023cm"/>
    </style:style>
    <style:style style:name="Tabla35.B" style:family="table-column">
      <style:table-column-properties style:column-width="14.591cm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2" style:family="table-row">
      <style:table-row-properties style:min-row-height="0.621cm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5" style:family="table-row">
      <style:table-row-properties style:min-row-height="1.863cm"/>
    </style:style>
    <style:style style:name="Tabla36" style:family="table">
      <style:table-properties style:width="17.614cm" fo:margin-left="-0.016cm" table:align="left"/>
    </style:style>
    <style:style style:name="Tabla36.A" style:family="table-column">
      <style:table-column-properties style:column-width="3.023cm"/>
    </style:style>
    <style:style style:name="Tabla36.B" style:family="table-column">
      <style:table-column-properties style:column-width="14.591cm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2" style:family="table-row">
      <style:table-row-properties style:min-row-height="0.621cm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7.614cm" fo:margin-left="-0.016cm" table:align="left"/>
    </style:style>
    <style:style style:name="Tabla37.A" style:family="table-column">
      <style:table-column-properties style:column-width="3.023cm"/>
    </style:style>
    <style:style style:name="Tabla37.B" style:family="table-column">
      <style:table-column-properties style:column-width="14.591cm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2" style:family="table-row">
      <style:table-row-properties style:min-row-height="0.621cm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7.614cm" fo:margin-left="-0.016cm" table:align="left"/>
    </style:style>
    <style:style style:name="Tabla38.A" style:family="table-column">
      <style:table-column-properties style:column-width="3.023cm"/>
    </style:style>
    <style:style style:name="Tabla38.B" style:family="table-column">
      <style:table-column-properties style:column-width="14.591cm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2" style:family="table-row">
      <style:table-row-properties style:min-row-height="0.621cm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7.614cm" fo:margin-left="-0.016cm" table:align="left"/>
    </style:style>
    <style:style style:name="Tabla39.A" style:family="table-column">
      <style:table-column-properties style:column-width="3.023cm"/>
    </style:style>
    <style:style style:name="Tabla39.B" style:family="table-column">
      <style:table-column-properties style:column-width="14.591cm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2" style:family="table-row">
      <style:table-row-properties style:min-row-height="0.621cm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.614cm" fo:margin-left="-0.016cm" table:align="left"/>
    </style:style>
    <style:style style:name="Tabla40.A" style:family="table-column">
      <style:table-column-properties style:column-width="3.023cm"/>
    </style:style>
    <style:style style:name="Tabla40.B" style:family="table-column">
      <style:table-column-properties style:column-width="14.591cm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0.2" style:family="table-row">
      <style:table-row-properties style:min-row-height="0.621cm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7.614cm" fo:margin-left="-0.016cm" table:align="left"/>
    </style:style>
    <style:style style:name="Tabla41.A" style:family="table-column">
      <style:table-column-properties style:column-width="3.023cm"/>
    </style:style>
    <style:style style:name="Tabla41.B" style:family="table-column">
      <style:table-column-properties style:column-width="14.591cm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2" style:family="table-row">
      <style:table-row-properties style:min-row-height="0.621cm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7.614cm" fo:margin-left="-0.016cm" table:align="left"/>
    </style:style>
    <style:style style:name="Tabla42.A" style:family="table-column">
      <style:table-column-properties style:column-width="3.023cm"/>
    </style:style>
    <style:style style:name="Tabla42.B" style:family="table-column">
      <style:table-column-properties style:column-width="14.591cm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2" style:family="table-row">
      <style:table-row-properties style:min-row-height="0.621cm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.5" style:family="table-row">
      <style:table-row-properties style:min-row-height="1.076cm"/>
    </style:style>
    <style:style style:name="Tabla43" style:family="table">
      <style:table-properties style:width="17.614cm" fo:margin-left="-0.016cm" table:align="left"/>
    </style:style>
    <style:style style:name="Tabla43.A" style:family="table-column">
      <style:table-column-properties style:column-width="3.023cm"/>
    </style:style>
    <style:style style:name="Tabla43.B" style:family="table-column">
      <style:table-column-properties style:column-width="14.591cm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2" style:family="table-row">
      <style:table-row-properties style:min-row-height="0.621cm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5" style:family="table-row">
      <style:table-row-properties style:min-row-height="1.076cm"/>
    </style:style>
    <style:style style:name="P1" style:family="paragraph" style:parent-style-name="Standard">
      <style:text-properties officeooo:rsid="00004165" officeooo:paragraph-rsid="00014cd4"/>
    </style:style>
    <style:style style:name="P2" style:family="paragraph" style:parent-style-name="Standard">
      <style:text-properties officeooo:rsid="00004165" officeooo:paragraph-rsid="0002d843"/>
    </style:style>
    <style:style style:name="P3" style:family="paragraph" style:parent-style-name="Standard">
      <style:text-properties officeooo:paragraph-rsid="0002d843"/>
    </style:style>
    <style:style style:name="P4" style:family="paragraph" style:parent-style-name="Standard">
      <style:text-properties officeooo:paragraph-rsid="00032901"/>
    </style:style>
    <style:style style:name="P5" style:family="paragraph" style:parent-style-name="Standard">
      <style:text-properties officeooo:paragraph-rsid="00049b02"/>
    </style:style>
    <style:style style:name="P6" style:family="paragraph" style:parent-style-name="Standard">
      <style:text-properties officeooo:paragraph-rsid="00082893"/>
    </style:style>
    <style:style style:name="P7" style:family="paragraph" style:parent-style-name="Standard">
      <style:text-properties officeooo:paragraph-rsid="0009ac2e"/>
    </style:style>
    <style:style style:name="P8" style:family="paragraph" style:parent-style-name="Standard">
      <style:text-properties officeooo:paragraph-rsid="000ce31e"/>
    </style:style>
    <style:style style:name="P9" style:family="paragraph" style:parent-style-name="Standard">
      <style:text-properties officeooo:paragraph-rsid="000e1872"/>
    </style:style>
    <style:style style:name="P10" style:family="paragraph" style:parent-style-name="Standard">
      <style:text-properties officeooo:paragraph-rsid="000f59f4"/>
    </style:style>
    <style:style style:name="P11" style:family="paragraph" style:parent-style-name="Standard">
      <style:text-properties officeooo:paragraph-rsid="000f7e5b"/>
    </style:style>
    <style:style style:name="P12" style:family="paragraph" style:parent-style-name="Standard">
      <style:text-properties officeooo:paragraph-rsid="0010486d"/>
    </style:style>
    <style:style style:name="P13" style:family="paragraph" style:parent-style-name="Standard">
      <style:text-properties officeooo:paragraph-rsid="0012a6ed"/>
    </style:style>
    <style:style style:name="P14" style:family="paragraph" style:parent-style-name="Standard">
      <style:text-properties officeooo:paragraph-rsid="0015064a"/>
    </style:style>
    <style:style style:name="P15" style:family="paragraph" style:parent-style-name="Standard">
      <style:text-properties officeooo:paragraph-rsid="0015a4a1"/>
    </style:style>
    <style:style style:name="P16" style:family="paragraph" style:parent-style-name="Standard">
      <style:text-properties officeooo:paragraph-rsid="00179ccc"/>
    </style:style>
    <style:style style:name="P17" style:family="paragraph" style:parent-style-name="Standard">
      <style:text-properties officeooo:paragraph-rsid="00185b15"/>
    </style:style>
    <style:style style:name="P18" style:family="paragraph" style:parent-style-name="Standard">
      <style:text-properties officeooo:paragraph-rsid="00193f65"/>
    </style:style>
    <style:style style:name="P19" style:family="paragraph" style:parent-style-name="Standard">
      <style:text-properties officeooo:paragraph-rsid="001a991d"/>
    </style:style>
    <style:style style:name="P20" style:family="paragraph" style:parent-style-name="Standard">
      <style:text-properties officeooo:rsid="001a991d" officeooo:paragraph-rsid="001a991d"/>
    </style:style>
    <style:style style:name="P21" style:family="paragraph" style:parent-style-name="Standard">
      <style:text-properties style:font-name="Liberation Serif" fo:font-size="12pt" officeooo:paragraph-rsid="001a991d" style:font-size-asian="12pt" style:font-size-complex="12pt"/>
    </style:style>
    <style:style style:name="P22" style:family="paragraph" style:parent-style-name="Standard">
      <style:text-properties officeooo:paragraph-rsid="001b87ab"/>
    </style:style>
    <style:style style:name="P23" style:family="paragraph" style:parent-style-name="Standard">
      <style:text-properties officeooo:rsid="001b87ab" officeooo:paragraph-rsid="001b87ab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991d" officeooo:paragraph-rsid="001a991d" style:text-blinking="false" fo:background-color="transparent"/>
    </style:style>
    <style:style style:name="P25" style:family="paragraph" style:parent-style-name="Table_20_Contents">
      <style:text-properties officeooo:rsid="0009a0d6" officeooo:paragraph-rsid="00014cd4"/>
    </style:style>
    <style:style style:name="P26" style:family="paragraph" style:parent-style-name="Table_20_Contents">
      <style:text-properties officeooo:rsid="0009a0d6" officeooo:paragraph-rsid="0002d843"/>
    </style:style>
    <style:style style:name="P27" style:family="paragraph" style:parent-style-name="Table_20_Contents">
      <style:text-properties officeooo:rsid="0009a0d6" officeooo:paragraph-rsid="00032901"/>
    </style:style>
    <style:style style:name="P28" style:family="paragraph" style:parent-style-name="Table_20_Contents">
      <style:text-properties officeooo:rsid="0009a0d6" officeooo:paragraph-rsid="00049b02"/>
    </style:style>
    <style:style style:name="P29" style:family="paragraph" style:parent-style-name="Table_20_Contents">
      <style:text-properties officeooo:rsid="0009a0d6" officeooo:paragraph-rsid="00082893"/>
    </style:style>
    <style:style style:name="P30" style:family="paragraph" style:parent-style-name="Table_20_Contents">
      <style:text-properties officeooo:rsid="0009a0d6" officeooo:paragraph-rsid="0009ac2e"/>
    </style:style>
    <style:style style:name="P31" style:family="paragraph" style:parent-style-name="Table_20_Contents">
      <style:text-properties officeooo:rsid="0009a0d6" officeooo:paragraph-rsid="000ce31e"/>
    </style:style>
    <style:style style:name="P32" style:family="paragraph" style:parent-style-name="Table_20_Contents">
      <style:text-properties officeooo:rsid="0009a0d6" officeooo:paragraph-rsid="000e1872"/>
    </style:style>
    <style:style style:name="P33" style:family="paragraph" style:parent-style-name="Table_20_Contents">
      <style:text-properties officeooo:rsid="0009a0d6" officeooo:paragraph-rsid="000f59f4"/>
    </style:style>
    <style:style style:name="P34" style:family="paragraph" style:parent-style-name="Table_20_Contents">
      <style:text-properties officeooo:rsid="0009a0d6" officeooo:paragraph-rsid="000f7e5b"/>
    </style:style>
    <style:style style:name="P35" style:family="paragraph" style:parent-style-name="Table_20_Contents">
      <style:text-properties officeooo:rsid="0009a0d6" officeooo:paragraph-rsid="0010486d"/>
    </style:style>
    <style:style style:name="P36" style:family="paragraph" style:parent-style-name="Table_20_Contents">
      <style:text-properties officeooo:rsid="0009a0d6" officeooo:paragraph-rsid="0012a6ed"/>
    </style:style>
    <style:style style:name="P37" style:family="paragraph" style:parent-style-name="Table_20_Contents">
      <style:text-properties officeooo:rsid="0009a0d6" officeooo:paragraph-rsid="0015064a"/>
    </style:style>
    <style:style style:name="P38" style:family="paragraph" style:parent-style-name="Table_20_Contents">
      <style:text-properties officeooo:rsid="0009a0d6" officeooo:paragraph-rsid="0015a4a1"/>
    </style:style>
    <style:style style:name="P39" style:family="paragraph" style:parent-style-name="Table_20_Contents">
      <style:text-properties officeooo:rsid="0009a0d6" officeooo:paragraph-rsid="00179ccc"/>
    </style:style>
    <style:style style:name="P40" style:family="paragraph" style:parent-style-name="Table_20_Contents">
      <style:text-properties officeooo:rsid="0009a0d6" officeooo:paragraph-rsid="00185b15"/>
    </style:style>
    <style:style style:name="P41" style:family="paragraph" style:parent-style-name="Table_20_Contents">
      <style:text-properties officeooo:rsid="0009a0d6" officeooo:paragraph-rsid="00193f65"/>
    </style:style>
    <style:style style:name="P42" style:family="paragraph" style:parent-style-name="Table_20_Contents">
      <style:text-properties officeooo:rsid="0009a0d6" officeooo:paragraph-rsid="001a991d"/>
    </style:style>
    <style:style style:name="P43" style:family="paragraph" style:parent-style-name="Table_20_Contents">
      <style:text-properties officeooo:rsid="0009a0d6" officeooo:paragraph-rsid="001b87ab"/>
    </style:style>
    <style:style style:name="P44" style:family="paragraph" style:parent-style-name="Table_20_Contents">
      <style:text-properties officeooo:rsid="0002d843" officeooo:paragraph-rsid="0002d843"/>
    </style:style>
    <style:style style:name="P45" style:family="paragraph" style:parent-style-name="Table_20_Contents">
      <style:text-properties officeooo:paragraph-rsid="0002d843"/>
    </style:style>
    <style:style style:name="P46" style:family="paragraph" style:parent-style-name="Table_20_Contents">
      <style:text-properties officeooo:paragraph-rsid="00032901"/>
    </style:style>
    <style:style style:name="P47" style:family="paragraph" style:parent-style-name="Table_20_Contents">
      <style:text-properties officeooo:rsid="00032901" officeooo:paragraph-rsid="00032901"/>
    </style:style>
    <style:style style:name="P48" style:family="paragraph" style:parent-style-name="Table_20_Contents">
      <style:text-properties officeooo:rsid="00040693" officeooo:paragraph-rsid="00040693"/>
    </style:style>
    <style:style style:name="P49" style:family="paragraph" style:parent-style-name="Table_20_Contents">
      <style:text-properties officeooo:rsid="00040693" officeooo:paragraph-rsid="00032901"/>
    </style:style>
    <style:style style:name="P50" style:family="paragraph" style:parent-style-name="Table_20_Contents">
      <style:text-properties officeooo:rsid="00049b02" officeooo:paragraph-rsid="00049b02"/>
    </style:style>
    <style:style style:name="P51" style:family="paragraph" style:parent-style-name="Table_20_Contents">
      <style:text-properties officeooo:paragraph-rsid="00049b02"/>
    </style:style>
    <style:style style:name="P52" style:family="paragraph" style:parent-style-name="Table_20_Contents">
      <style:text-properties officeooo:rsid="00082893" officeooo:paragraph-rsid="00082893"/>
    </style:style>
    <style:style style:name="P53" style:family="paragraph" style:parent-style-name="Table_20_Contents">
      <style:text-properties officeooo:rsid="00082893" officeooo:paragraph-rsid="0009ac2e"/>
    </style:style>
    <style:style style:name="P54" style:family="paragraph" style:parent-style-name="Table_20_Contents">
      <style:text-properties officeooo:rsid="0009ac2e" officeooo:paragraph-rsid="0009ac2e"/>
    </style:style>
    <style:style style:name="P55" style:family="paragraph" style:parent-style-name="Table_20_Contents">
      <style:text-properties officeooo:rsid="000b096e" officeooo:paragraph-rsid="000b096e"/>
    </style:style>
    <style:style style:name="P56" style:family="paragraph" style:parent-style-name="Table_20_Contents">
      <style:text-properties officeooo:rsid="000b096e" officeooo:paragraph-rsid="000ce31e"/>
    </style:style>
    <style:style style:name="P57" style:family="paragraph" style:parent-style-name="Table_20_Contents">
      <style:text-properties officeooo:rsid="000ce31e" officeooo:paragraph-rsid="000ce31e"/>
    </style:style>
    <style:style style:name="P58" style:family="paragraph" style:parent-style-name="Table_20_Contents">
      <style:text-properties officeooo:rsid="000e1872" officeooo:paragraph-rsid="000e1872"/>
    </style:style>
    <style:style style:name="P59" style:family="paragraph" style:parent-style-name="Table_20_Contents">
      <style:text-properties officeooo:rsid="000f59f4" officeooo:paragraph-rsid="000f59f4"/>
    </style:style>
    <style:style style:name="P60" style:family="paragraph" style:parent-style-name="Table_20_Contents">
      <style:text-properties officeooo:rsid="000f59f4" officeooo:paragraph-rsid="000f7e5b"/>
    </style:style>
    <style:style style:name="P61" style:family="paragraph" style:parent-style-name="Table_20_Contents">
      <style:text-properties officeooo:rsid="000f7e5b" officeooo:paragraph-rsid="000f7e5b"/>
    </style:style>
    <style:style style:name="P62" style:family="paragraph" style:parent-style-name="Table_20_Contents">
      <style:text-properties officeooo:rsid="000f7e5b" officeooo:paragraph-rsid="001b87ab"/>
    </style:style>
    <style:style style:name="P63" style:family="paragraph" style:parent-style-name="Table_20_Contents">
      <style:text-properties officeooo:rsid="0010486d" officeooo:paragraph-rsid="0010486d"/>
    </style:style>
    <style:style style:name="P64" style:family="paragraph" style:parent-style-name="Table_20_Contents">
      <style:text-properties officeooo:rsid="0012a6ed" officeooo:paragraph-rsid="0012a6ed"/>
    </style:style>
    <style:style style:name="P65" style:family="paragraph" style:parent-style-name="Table_20_Contents">
      <style:text-properties officeooo:rsid="00143909" officeooo:paragraph-rsid="00143909"/>
    </style:style>
    <style:style style:name="P66" style:family="paragraph" style:parent-style-name="Table_20_Contents">
      <style:text-properties officeooo:rsid="00143909" officeooo:paragraph-rsid="0015064a"/>
    </style:style>
    <style:style style:name="P67" style:family="paragraph" style:parent-style-name="Table_20_Contents">
      <style:text-properties officeooo:rsid="00143909" officeooo:paragraph-rsid="0015a4a1"/>
    </style:style>
    <style:style style:name="P68" style:family="paragraph" style:parent-style-name="Table_20_Contents">
      <style:text-properties officeooo:rsid="0015064a" officeooo:paragraph-rsid="0015064a"/>
    </style:style>
    <style:style style:name="P69" style:family="paragraph" style:parent-style-name="Table_20_Contents">
      <style:text-properties officeooo:rsid="0015a4a1" officeooo:paragraph-rsid="0015a4a1"/>
    </style:style>
    <style:style style:name="P70" style:family="paragraph" style:parent-style-name="Table_20_Contents">
      <style:text-properties officeooo:rsid="0015a4a1" officeooo:paragraph-rsid="00179ccc"/>
    </style:style>
    <style:style style:name="P71" style:family="paragraph" style:parent-style-name="Table_20_Contents">
      <style:text-properties officeooo:rsid="0015a4a1" officeooo:paragraph-rsid="00185b15"/>
    </style:style>
    <style:style style:name="P72" style:family="paragraph" style:parent-style-name="Table_20_Contents">
      <style:text-properties officeooo:rsid="0015a4a1" officeooo:paragraph-rsid="00193f65"/>
    </style:style>
    <style:style style:name="P73" style:family="paragraph" style:parent-style-name="Table_20_Contents">
      <style:text-properties officeooo:rsid="0015a4a1" officeooo:paragraph-rsid="001a991d"/>
    </style:style>
    <style:style style:name="P74" style:family="paragraph" style:parent-style-name="Table_20_Contents">
      <style:text-properties officeooo:rsid="00179ccc" officeooo:paragraph-rsid="00179ccc"/>
    </style:style>
    <style:style style:name="P75" style:family="paragraph" style:parent-style-name="Table_20_Contents">
      <style:text-properties officeooo:rsid="00179ccc" officeooo:paragraph-rsid="00185b15"/>
    </style:style>
    <style:style style:name="P76" style:family="paragraph" style:parent-style-name="Table_20_Contents">
      <style:text-properties officeooo:rsid="00179ccc" officeooo:paragraph-rsid="001a991d"/>
    </style:style>
    <style:style style:name="P77" style:family="paragraph" style:parent-style-name="Table_20_Contents">
      <style:text-properties officeooo:paragraph-rsid="00185b15"/>
    </style:style>
    <style:style style:name="P78" style:family="paragraph" style:parent-style-name="Table_20_Contents">
      <style:text-properties style:font-name="Liberation Serif" fo:font-size="12pt" officeooo:paragraph-rsid="00185b15" style:font-size-asian="12pt" style:font-size-complex="12pt"/>
    </style:style>
    <style:style style:name="P79" style:family="paragraph" style:parent-style-name="Table_20_Contents">
      <style:text-properties style:font-name="Liberation Serif" fo:font-size="12pt" officeooo:paragraph-rsid="00193f65" style:font-size-asian="12pt" style:font-size-complex="12pt"/>
    </style:style>
    <style:style style:name="P80" style:family="paragraph" style:parent-style-name="Table_20_Contents">
      <style:text-properties style:font-name="Liberation Serif" fo:font-size="12pt" officeooo:paragraph-rsid="001a991d" style:font-size-asian="12pt" style:font-size-complex="12pt"/>
    </style:style>
    <style:style style:name="P81" style:family="paragraph" style:parent-style-name="Table_20_Contents">
      <style:text-properties officeooo:paragraph-rsid="00193f65"/>
    </style:style>
    <style:style style:name="P82" style:family="paragraph" style:parent-style-name="Table_20_Contents">
      <style:text-properties officeooo:rsid="00193f65" officeooo:paragraph-rsid="00193f65"/>
    </style:style>
    <style:style style:name="P83" style:family="paragraph" style:parent-style-name="Table_20_Contents">
      <style:text-properties officeooo:paragraph-rsid="001a991d"/>
    </style:style>
    <style:style style:name="P84" style:family="paragraph" style:parent-style-name="Table_20_Contents">
      <style:text-properties officeooo:rsid="001a991d" officeooo:paragraph-rsid="001a991d"/>
    </style:style>
    <style:style style:name="P85" style:family="paragraph" style:parent-style-name="Table_20_Contents">
      <style:text-properties officeooo:rsid="001b87ab" officeooo:paragraph-rsid="001b87ab"/>
    </style:style>
    <style:style style:name="P86" style:family="paragraph" style:parent-style-name="Table_20_Contents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93f65" style:text-blinking="false" fo:background-color="transparent" style:font-size-asian="12pt" style:font-size-complex="12pt"/>
    </style:style>
    <style:style style:name="P87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93f65" style:text-blinking="false" fo:background-color="transparent" style:font-size-asian="12pt" style:font-size-complex="12pt"/>
    </style:style>
    <style:style style:name="P88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style:text-underline-style="none" officeooo:paragraph-rsid="001a991d" style:text-blinking="false" fo:background-color="transparent" style:font-size-asian="12pt" style:font-size-complex="12pt"/>
    </style:style>
    <style:style style:name="P89" style:family="paragraph" style:parent-style-name="Text_20_body">
      <style:text-properties style:font-name="Liberation Serif" fo:font-size="12pt" officeooo:paragraph-rsid="001a991d" style:font-size-asian="12pt" style:font-size-complex="12pt"/>
    </style:style>
    <style:style style:name="T1" style:family="text">
      <style:text-properties officeooo:rsid="0002d843"/>
    </style:style>
    <style:style style:name="T2" style:family="text">
      <style:text-properties officeooo:rsid="00032901"/>
    </style:style>
    <style:style style:name="T3" style:family="text">
      <style:text-properties officeooo:rsid="00040693"/>
    </style:style>
    <style:style style:name="T4" style:family="text">
      <style:text-properties officeooo:rsid="00049b02"/>
    </style:style>
    <style:style style:name="T5" style:family="text">
      <style:text-properties officeooo:rsid="000678a9"/>
    </style:style>
    <style:style style:name="T6" style:family="text">
      <style:text-properties officeooo:rsid="00082893"/>
    </style:style>
    <style:style style:name="T7" style:family="text">
      <style:text-properties officeooo:rsid="0009ac2e"/>
    </style:style>
    <style:style style:name="T8" style:family="text">
      <style:text-properties officeooo:rsid="000b096e"/>
    </style:style>
    <style:style style:name="T9" style:family="text">
      <style:text-properties officeooo:rsid="000ce31e"/>
    </style:style>
    <style:style style:name="T10" style:family="text">
      <style:text-properties officeooo:rsid="000e1872"/>
    </style:style>
    <style:style style:name="T11" style:family="text">
      <style:text-properties officeooo:rsid="000f59f4"/>
    </style:style>
    <style:style style:name="T12" style:family="text">
      <style:text-properties officeooo:rsid="0010486d"/>
    </style:style>
    <style:style style:name="T13" style:family="text">
      <style:text-properties officeooo:rsid="0012a6ed"/>
    </style:style>
    <style:style style:name="T14" style:family="text">
      <style:text-properties officeooo:rsid="0015064a"/>
    </style:style>
    <style:style style:name="T15" style:family="text">
      <style:text-properties officeooo:rsid="0015a4a1"/>
    </style:style>
    <style:style style:name="T16" style:family="text">
      <style:text-properties officeooo:rsid="00179ccc"/>
    </style:style>
    <style:style style:name="T17" style:family="text">
      <style:text-properties officeooo:rsid="00185b15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93f65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a991d" style:text-blinking="false" fo:background-color="transparent" loext:char-shading-value="0"/>
    </style:style>
    <style:style style:name="T21" style:family="text">
      <style:text-properties officeooo:rsid="00193f65"/>
    </style:style>
    <style:style style:name="T22" style:family="text">
      <style:text-properties officeooo:rsid="001a991d"/>
    </style:style>
    <style:style style:name="T23" style:family="text">
      <style:text-properties fo:font-style="normal" fo:font-weight="normal"/>
    </style:style>
    <style:style style:name="T24" style:family="text">
      <style:text-properties fo:font-style="normal" fo:font-weight="normal" officeooo:rsid="001a991d"/>
    </style:style>
    <style:style style:name="T25" style:family="text">
      <style:text-properties officeooo:rsid="001b87ab"/>
    </style:style>
    <style:style style:name="T26" style:family="text">
      <style:text-properties officeooo:rsid="002138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row table:style-name="TableLine94262057409072">
          <table:table-cell table:style-name="Tabla1.A1" office:value-type="string">
            <text:p text:style-name="P25">Numero:</text:p>
          </table:table-cell>
          <table:table-cell table:style-name="Tabla1.B1" office:value-type="string">
            <text:p text:style-name="P25">CU001</text:p>
          </table:table-cell>
        </table:table-row>
        <table:table-row table:style-name="TableLine94262036235056">
          <table:table-cell table:style-name="Tabla1.A2" office:value-type="string">
            <text:p text:style-name="P25">Nombre:</text:p>
          </table:table-cell>
          <table:table-cell table:style-name="Tabla1.B2" office:value-type="string">
            <text:p text:style-name="P25">Crear <text:span text:style-name="T1">Cuenta</text:span></text:p>
          </table:table-cell>
        </table:table-row>
        <table:table-row table:style-name="TableLine94262036236576">
          <table:table-cell table:style-name="Tabla1.A2" office:value-type="string">
            <text:p text:style-name="P25">Actores:</text:p>
          </table:table-cell>
          <table:table-cell table:style-name="Tabla1.B2" office:value-type="string">
            <text:p text:style-name="P48">Usuario</text:p>
          </table:table-cell>
        </table:table-row>
        <table:table-row table:style-name="TableLine94262036237216">
          <table:table-cell table:style-name="Tabla1.A2" office:value-type="string">
            <text:p text:style-name="P25">Tipo:</text:p>
          </table:table-cell>
          <table:table-cell table:style-name="Tabla1.B2" office:value-type="string">
            <text:p text:style-name="P25">Primario</text:p>
          </table:table-cell>
        </table:table-row>
        <table:table-row table:style-name="TableLine94262036238016">
          <table:table-cell table:style-name="Tabla1.A2" office:value-type="string">
            <text:p text:style-name="P25">Descripción:</text:p>
          </table:table-cell>
          <table:table-cell table:style-name="Tabla1.B2" office:value-type="string">
            <text:p text:style-name="P44">El usuario podrá registrar sus datos personales para poderse identificar dentro de la aplicación</text:p>
          </table:table-cell>
        </table:table-row>
      </table:table>
      <text:p text:style-name="P1"><text:tab/><text:tab/><text:tab/><text:tab/><text:tab/><text:tab/><text:tab/></text:p>
      <text:p text:style-name="P2"/>
      <table:table table:name="Tabla2" table:style-name="Tabla2">
        <table:table-column table:style-name="Tabla2.A"/>
        <table:table-column table:style-name="Tabla2.B"/>
        <table:table-row table:style-name="TableLine94262036239440">
          <table:table-cell table:style-name="Tabla2.A1" office:value-type="string">
            <text:p text:style-name="P26">Numero:</text:p>
          </table:table-cell>
          <table:table-cell table:style-name="Tabla2.B1" office:value-type="string">
            <text:p text:style-name="P26">CU00<text:span text:style-name="T2">2</text:span></text:p>
          </table:table-cell>
        </table:table-row>
        <table:table-row table:style-name="TableLine94262036251712">
          <table:table-cell table:style-name="Tabla2.A2" office:value-type="string">
            <text:p text:style-name="P26">Nombre:</text:p>
          </table:table-cell>
          <table:table-cell table:style-name="Tabla2.B2" office:value-type="string">
            <text:p text:style-name="P44">Crear Perfil</text:p>
          </table:table-cell>
        </table:table-row>
        <table:table-row table:style-name="TableLine94262036253104">
          <table:table-cell table:style-name="Tabla2.A2" office:value-type="string">
            <text:p text:style-name="P26">Actores:</text:p>
          </table:table-cell>
          <table:table-cell table:style-name="Tabla2.B2" office:value-type="string">
            <text:p text:style-name="P48">Usuario</text:p>
          </table:table-cell>
        </table:table-row>
        <table:table-row table:style-name="TableLine94262036253744">
          <table:table-cell table:style-name="Tabla2.A2" office:value-type="string">
            <text:p text:style-name="P26">Tipo:</text:p>
          </table:table-cell>
          <table:table-cell table:style-name="Tabla2.B2" office:value-type="string">
            <text:p text:style-name="P26">Primario</text:p>
          </table:table-cell>
        </table:table-row>
        <table:table-row table:style-name="TableLine94262036254384">
          <table:table-cell table:style-name="Tabla2.A2" office:value-type="string">
            <text:p text:style-name="P26">Descripción:</text:p>
          </table:table-cell>
          <table:table-cell table:style-name="Tabla2.B2" office:value-type="string">
            <text:p text:style-name="P45"><text:span text:style-name="T1">El usuario ingresara </text:span><text:span text:style-name="T2">sus características personales, tomando en cuenta sus hobbies, gustos, y demás datos.</text:span></text:p>
          </table:table-cell>
        </table:table-row>
      </table:table>
      <text:p text:style-name="P3"/>
      <text:p text:style-name="P4"/>
      <table:table table:name="Tabla3" table:style-name="Tabla3">
        <table:table-column table:style-name="Tabla3.A"/>
        <table:table-column table:style-name="Tabla3.B"/>
        <table:table-row table:style-name="TableLine94262036255728">
          <table:table-cell table:style-name="Tabla3.A1" office:value-type="string">
            <text:p text:style-name="P27">Numero:</text:p>
          </table:table-cell>
          <table:table-cell table:style-name="Tabla3.B1" office:value-type="string">
            <text:p text:style-name="P27">CU00<text:span text:style-name="T2">3</text:span></text:p>
          </table:table-cell>
        </table:table-row>
        <table:table-row table:style-name="TableLine94262036267936">
          <table:table-cell table:style-name="Tabla3.A2" office:value-type="string">
            <text:p text:style-name="P27">Nombre:</text:p>
          </table:table-cell>
          <table:table-cell table:style-name="Tabla3.B2" office:value-type="string">
            <text:p text:style-name="P47">Suscribirse</text:p>
          </table:table-cell>
        </table:table-row>
        <table:table-row table:style-name="TableLine94262036269328">
          <table:table-cell table:style-name="Tabla3.A2" office:value-type="string">
            <text:p text:style-name="P27">Actores:</text:p>
          </table:table-cell>
          <table:table-cell table:style-name="Tabla3.B2" office:value-type="string">
            <text:p text:style-name="P49">Usuario,Revista</text:p>
          </table:table-cell>
        </table:table-row>
        <table:table-row table:style-name="TableLine94262036269968">
          <table:table-cell table:style-name="Tabla3.A2" office:value-type="string">
            <text:p text:style-name="P27">Tipo:</text:p>
          </table:table-cell>
          <table:table-cell table:style-name="Tabla3.B2" office:value-type="string">
            <text:p text:style-name="P27">Primario</text:p>
          </table:table-cell>
        </table:table-row>
        <table:table-row table:style-name="TableLine94262036270608">
          <table:table-cell table:style-name="Tabla3.A2" office:value-type="string">
            <text:p text:style-name="P27">Descripción:</text:p>
          </table:table-cell>
          <table:table-cell table:style-name="Tabla3.B2" office:value-type="string">
            <text:p text:style-name="P46"><text:span text:style-name="T1">El usuario </text:span><text:span text:style-name="T3">podrá suscribirse a una revista publicada por </text:span><text:span text:style-name="T25">algún autor </text:span></text:p>
          </table:table-cell>
        </table:table-row>
      </table:table>
      <text:p text:style-name="P4"/>
      <text:p text:style-name="P4"/>
      <table:table table:name="Tabla4" table:style-name="Tabla4">
        <table:table-column table:style-name="Tabla4.A"/>
        <table:table-column table:style-name="Tabla4.B"/>
        <table:table-row table:style-name="TableLine94262036271952">
          <table:table-cell table:style-name="Tabla4.A1" office:value-type="string">
            <text:p text:style-name="P27">Numero:</text:p>
          </table:table-cell>
          <table:table-cell table:style-name="Tabla4.B1" office:value-type="string">
            <text:p text:style-name="P27">CU00<text:span text:style-name="T3">4</text:span></text:p>
          </table:table-cell>
        </table:table-row>
        <table:table-row table:style-name="TableLine94262036282048">
          <table:table-cell table:style-name="Tabla4.A2" office:value-type="string">
            <text:p text:style-name="P27">Nombre:</text:p>
          </table:table-cell>
          <table:table-cell table:style-name="Tabla4.B2" office:value-type="string">
            <text:p text:style-name="P50">Editar Perfil</text:p>
          </table:table-cell>
        </table:table-row>
        <table:table-row table:style-name="TableLine94262036283440">
          <table:table-cell table:style-name="Tabla4.A2" office:value-type="string">
            <text:p text:style-name="P27">Actores:</text:p>
          </table:table-cell>
          <table:table-cell table:style-name="Tabla4.B2" office:value-type="string">
            <text:p text:style-name="P50">Suscriptor</text:p>
          </table:table-cell>
        </table:table-row>
        <table:table-row table:style-name="TableLine94262036284080">
          <table:table-cell table:style-name="Tabla4.A2" office:value-type="string">
            <text:p text:style-name="P27">Tipo:</text:p>
          </table:table-cell>
          <table:table-cell table:style-name="Tabla4.B2" office:value-type="string">
            <text:p text:style-name="P27">Primario</text:p>
          </table:table-cell>
        </table:table-row>
        <table:table-row table:style-name="TableLine94262036284720">
          <table:table-cell table:style-name="Tabla4.A2" office:value-type="string">
            <text:p text:style-name="P27">Descripción:</text:p>
          </table:table-cell>
          <table:table-cell table:style-name="Tabla4.B2" office:value-type="string">
            <text:p text:style-name="P46"><text:span text:style-name="T1">El </text:span><text:span text:style-name="T4">suscriptor podrá editar las características personales ingresadas en cualquier momento que desee</text:span></text:p>
          </table:table-cell>
        </table:table-row>
      </table:table>
      <text:p text:style-name="P4"/>
      <text:p text:style-name="P5"/>
      <table:table table:name="Tabla5" table:style-name="Tabla5">
        <table:table-column table:style-name="Tabla5.A"/>
        <table:table-column table:style-name="Tabla5.B"/>
        <table:table-row table:style-name="TableLine94262036286064">
          <table:table-cell table:style-name="Tabla5.A1" office:value-type="string">
            <text:p text:style-name="P28">Numero:</text:p>
          </table:table-cell>
          <table:table-cell table:style-name="Tabla5.B1" office:value-type="string">
            <text:p text:style-name="P28">CU00<text:span text:style-name="T4">5</text:span></text:p>
          </table:table-cell>
        </table:table-row>
        <table:table-row table:style-name="TableLine94262036294736">
          <table:table-cell table:style-name="Tabla5.A2" office:value-type="string">
            <text:p text:style-name="P28">Nombre:</text:p>
          </table:table-cell>
          <table:table-cell table:style-name="Tabla5.B2" office:value-type="string">
            <text:p text:style-name="P50">Buscar Revista</text:p>
          </table:table-cell>
        </table:table-row>
        <table:table-row table:style-name="TableLine94262036299200">
          <table:table-cell table:style-name="Tabla5.A2" office:value-type="string">
            <text:p text:style-name="P28">Actores:</text:p>
          </table:table-cell>
          <table:table-cell table:style-name="Tabla5.B2" office:value-type="string">
            <text:p text:style-name="P50">Suscriptor, Revista</text:p>
          </table:table-cell>
        </table:table-row>
        <table:table-row table:style-name="TableLine94262036299840">
          <table:table-cell table:style-name="Tabla5.A2" office:value-type="string">
            <text:p text:style-name="P28">Tipo:</text:p>
          </table:table-cell>
          <table:table-cell table:style-name="Tabla5.B2" office:value-type="string">
            <text:p text:style-name="P28">Primario</text:p>
          </table:table-cell>
        </table:table-row>
        <table:table-row table:style-name="TableLine94262036300480">
          <table:table-cell table:style-name="Tabla5.A2" office:value-type="string">
            <text:p text:style-name="P28">Descripción:</text:p>
          </table:table-cell>
          <table:table-cell table:style-name="Tabla5.B2" office:value-type="string">
            <text:p text:style-name="P51"><text:span text:style-name="T1">El </text:span><text:span text:style-name="T4">suscriptor podrá buscar revistas por medio de categoria que guste o por las etiquetas que tienen las revistas, </text:span><text:span text:style-name="T25">para poder visualizarlas o suscribirse a ellas</text:span></text:p>
          </table:table-cell>
        </table:table-row>
      </table:table>
      <text:p text:style-name="P5"/>
      <text:p text:style-name="P5"><text:soft-page-break/></text:p>
      <table:table table:name="Tabla6" table:style-name="Tabla6">
        <table:table-column table:style-name="Tabla6.A"/>
        <table:table-column table:style-name="Tabla6.B"/>
        <table:table-row table:style-name="TableLine94262036302464">
          <table:table-cell table:style-name="Tabla6.A1" office:value-type="string">
            <text:p text:style-name="P28">Numero:</text:p>
          </table:table-cell>
          <table:table-cell table:style-name="Tabla6.B1" office:value-type="string">
            <text:p text:style-name="P28">CU00<text:span text:style-name="T4">6</text:span></text:p>
          </table:table-cell>
        </table:table-row>
        <table:table-row table:style-name="Tabla6.2">
          <table:table-cell table:style-name="Tabla6.A2" office:value-type="string">
            <text:p text:style-name="P28">Nombre:</text:p>
          </table:table-cell>
          <table:table-cell table:style-name="Tabla6.B2" office:value-type="string">
            <text:p text:style-name="P50">Asignar Etiquetas</text:p>
          </table:table-cell>
        </table:table-row>
        <table:table-row table:style-name="TableLine94262036315312">
          <table:table-cell table:style-name="Tabla6.A2" office:value-type="string">
            <text:p text:style-name="P28">Actores:</text:p>
          </table:table-cell>
          <table:table-cell table:style-name="Tabla6.B2" office:value-type="string">
            <text:p text:style-name="P85">Autor, Revista</text:p>
          </table:table-cell>
        </table:table-row>
        <table:table-row table:style-name="TableLine94262036315840">
          <table:table-cell table:style-name="Tabla6.A2" office:value-type="string">
            <text:p text:style-name="P28">Tipo:</text:p>
          </table:table-cell>
          <table:table-cell table:style-name="Tabla6.B2" office:value-type="string">
            <text:p text:style-name="P28">Primario</text:p>
          </table:table-cell>
        </table:table-row>
        <table:table-row table:style-name="TableLine94262036316480">
          <table:table-cell table:style-name="Tabla6.A2" office:value-type="string">
            <text:p text:style-name="P28">Descripción:</text:p>
          </table:table-cell>
          <table:table-cell table:style-name="Tabla6.B2" office:value-type="string">
            <text:p text:style-name="P51"><text:span text:style-name="T1">El </text:span><text:span text:style-name="T4">escritor podrá asignarle al momento de publicar su revista las etiquetas que definirán o relacionaran para una futura búsqueda de revistas</text:span></text:p>
          </table:table-cell>
        </table:table-row>
      </table:table>
      <text:p text:style-name="P5"/>
      <text:p text:style-name="P5"/>
      <table:table table:name="Tabla7" table:style-name="Tabla7">
        <table:table-column table:style-name="Tabla7.A"/>
        <table:table-column table:style-name="Tabla7.B"/>
        <table:table-row table:style-name="TableLine94262036317824">
          <table:table-cell table:style-name="Tabla7.A1" office:value-type="string">
            <text:p text:style-name="P28">Numero:</text:p>
          </table:table-cell>
          <table:table-cell table:style-name="Tabla7.B1" office:value-type="string">
            <text:p text:style-name="P28">CU00<text:span text:style-name="T4">7</text:span></text:p>
          </table:table-cell>
        </table:table-row>
        <table:table-row table:style-name="Tabla7.2">
          <table:table-cell table:style-name="Tabla7.A2" office:value-type="string">
            <text:p text:style-name="P28">Nombre:</text:p>
          </table:table-cell>
          <table:table-cell table:style-name="Tabla7.B2" office:value-type="string">
            <text:p text:style-name="P50">Editar Etiquetas</text:p>
          </table:table-cell>
        </table:table-row>
        <table:table-row table:style-name="TableLine94262036333984">
          <table:table-cell table:style-name="Tabla7.A2" office:value-type="string">
            <text:p text:style-name="P28">Actores:</text:p>
          </table:table-cell>
          <table:table-cell table:style-name="Tabla7.B2" office:value-type="string">
            <text:p text:style-name="P51"><text:span text:style-name="T25">Autor</text:span><text:span text:style-name="T4">, Revista</text:span></text:p>
          </table:table-cell>
        </table:table-row>
        <table:table-row table:style-name="TableLine94262036334512">
          <table:table-cell table:style-name="Tabla7.A2" office:value-type="string">
            <text:p text:style-name="P28">Tipo:</text:p>
          </table:table-cell>
          <table:table-cell table:style-name="Tabla7.B2" office:value-type="string">
            <text:p text:style-name="P28">Primario</text:p>
          </table:table-cell>
        </table:table-row>
        <table:table-row table:style-name="TableLine94262036335152">
          <table:table-cell table:style-name="Tabla7.A2" office:value-type="string">
            <text:p text:style-name="P28">Descripción:</text:p>
          </table:table-cell>
          <table:table-cell table:style-name="Tabla7.B2" office:value-type="string">
            <text:p text:style-name="P51"><text:span text:style-name="T1">El </text:span><text:span text:style-name="T4">escritor/</text:span><text:span text:style-name="T25">autor</text:span><text:span text:style-name="T4"> podrá </text:span><text:span text:style-name="T5">modificar los tags o etiquetas que tiene su revista.</text:span></text:p>
          </table:table-cell>
        </table:table-row>
      </table:table>
      <text:p text:style-name="P5"/>
      <text:p text:style-name="P6"/>
      <table:table table:name="Tabla8" table:style-name="Tabla8">
        <table:table-column table:style-name="Tabla8.A"/>
        <table:table-column table:style-name="Tabla8.B"/>
        <table:table-row table:style-name="TableLine94262036336496">
          <table:table-cell table:style-name="Tabla8.A1" office:value-type="string">
            <text:p text:style-name="P29">Numero:</text:p>
          </table:table-cell>
          <table:table-cell table:style-name="Tabla8.B1" office:value-type="string">
            <text:p text:style-name="P29">CU00<text:span text:style-name="T6">8</text:span></text:p>
          </table:table-cell>
        </table:table-row>
        <table:table-row table:style-name="Tabla8.2">
          <table:table-cell table:style-name="Tabla8.A2" office:value-type="string">
            <text:p text:style-name="P29">Nombre:</text:p>
          </table:table-cell>
          <table:table-cell table:style-name="Tabla8.B2" office:value-type="string">
            <text:p text:style-name="P52">Pre-Visualizar Revista</text:p>
          </table:table-cell>
        </table:table-row>
        <table:table-row table:style-name="TableLine94262036346064">
          <table:table-cell table:style-name="Tabla8.A2" office:value-type="string">
            <text:p text:style-name="P29">Actores:</text:p>
          </table:table-cell>
          <table:table-cell table:style-name="Tabla8.B2" office:value-type="string">
            <text:p text:style-name="P52">Usuario, Revista</text:p>
          </table:table-cell>
        </table:table-row>
        <table:table-row table:style-name="TableLine94262036346592">
          <table:table-cell table:style-name="Tabla8.A2" office:value-type="string">
            <text:p text:style-name="P29">Tipo:</text:p>
          </table:table-cell>
          <table:table-cell table:style-name="Tabla8.B2" office:value-type="string">
            <text:p text:style-name="P29">Primario</text:p>
          </table:table-cell>
        </table:table-row>
        <table:table-row table:style-name="TableLine94262036347392">
          <table:table-cell table:style-name="Tabla8.A2" office:value-type="string">
            <text:p text:style-name="P29">Descripción:</text:p>
          </table:table-cell>
          <table:table-cell table:style-name="Tabla8.B2" office:value-type="string">
            <text:p text:style-name="P52">El usuario podrá pre-visualizar una revista si no esta suscrito a ella, se le mostraba la descripción, categoría, etiquetas de la revista, autor, y la cantidad de me gusta</text:p>
          </table:table-cell>
        </table:table-row>
      </table:table>
      <text:p text:style-name="P6"/>
      <text:p text:style-name="P6"/>
      <table:table table:name="Tabla9" table:style-name="Tabla9">
        <table:table-column table:style-name="Tabla9.A"/>
        <table:table-column table:style-name="Tabla9.B"/>
        <table:table-row table:style-name="TableLine94262036348816">
          <table:table-cell table:style-name="Tabla9.A1" office:value-type="string">
            <text:p text:style-name="P29">Numero:</text:p>
          </table:table-cell>
          <table:table-cell table:style-name="Tabla9.B1" office:value-type="string">
            <text:p text:style-name="P29">CU00<text:span text:style-name="T6">9</text:span></text:p>
          </table:table-cell>
        </table:table-row>
        <table:table-row table:style-name="Tabla9.2">
          <table:table-cell table:style-name="Tabla9.A2" office:value-type="string">
            <text:p text:style-name="P29">Nombre:</text:p>
          </table:table-cell>
          <table:table-cell table:style-name="Tabla9.B2" office:value-type="string">
            <text:p text:style-name="P52">Ver Revistas Suscritas</text:p>
          </table:table-cell>
        </table:table-row>
        <table:table-row table:style-name="TableLine94262036359632">
          <table:table-cell table:style-name="Tabla9.A2" office:value-type="string">
            <text:p text:style-name="P29">Actores:</text:p>
          </table:table-cell>
          <table:table-cell table:style-name="Tabla9.B2" office:value-type="string">
            <text:p text:style-name="P52">Suscriptor, Revista</text:p>
          </table:table-cell>
        </table:table-row>
        <table:table-row table:style-name="TableLine94262036360160">
          <table:table-cell table:style-name="Tabla9.A2" office:value-type="string">
            <text:p text:style-name="P29">Tipo:</text:p>
          </table:table-cell>
          <table:table-cell table:style-name="Tabla9.B2" office:value-type="string">
            <text:p text:style-name="P29">Primario</text:p>
          </table:table-cell>
        </table:table-row>
        <table:table-row table:style-name="TableLine94262036360960">
          <table:table-cell table:style-name="Tabla9.A2" office:value-type="string">
            <text:p text:style-name="P29">Descripción:</text:p>
          </table:table-cell>
          <table:table-cell table:style-name="Tabla9.B2" office:value-type="string">
            <text:p text:style-name="P52">El suscriptor observara todas las revistas a las que esta suscrito</text:p>
          </table:table-cell>
        </table:table-row>
      </table:table>
      <text:p text:style-name="P6"/>
      <text:p text:style-name="P6"/>
      <table:table table:name="Tabla10" table:style-name="Tabla10">
        <table:table-column table:style-name="Tabla10.A"/>
        <table:table-column table:style-name="Tabla10.B"/>
        <table:table-row table:style-name="TableLine94262036362384">
          <table:table-cell table:style-name="Tabla10.A1" office:value-type="string">
            <text:p text:style-name="P29">Numero:</text:p>
          </table:table-cell>
          <table:table-cell table:style-name="Tabla10.B1" office:value-type="string">
            <text:p text:style-name="P29">CU0<text:span text:style-name="T6">10</text:span></text:p>
          </table:table-cell>
        </table:table-row>
        <table:table-row table:style-name="Tabla10.2">
          <table:table-cell table:style-name="Tabla10.A2" office:value-type="string">
            <text:p text:style-name="P29">Nombre:</text:p>
          </table:table-cell>
          <table:table-cell table:style-name="Tabla10.B2" office:value-type="string">
            <text:p text:style-name="P52">Acceder a Revistas Suscritas</text:p>
          </table:table-cell>
        </table:table-row>
        <table:table-row table:style-name="TableLine94262036374304">
          <table:table-cell table:style-name="Tabla10.A2" office:value-type="string">
            <text:p text:style-name="P29">Actores:</text:p>
          </table:table-cell>
          <table:table-cell table:style-name="Tabla10.B2" office:value-type="string">
            <text:p text:style-name="P52">Suscriptor, Revista, </text:p>
          </table:table-cell>
        </table:table-row>
        <table:table-row table:style-name="TableLine94262036374832">
          <table:table-cell table:style-name="Tabla10.A2" office:value-type="string">
            <text:p text:style-name="P29">Tipo:</text:p>
          </table:table-cell>
          <table:table-cell table:style-name="Tabla10.B2" office:value-type="string">
            <text:p text:style-name="P29">Primario</text:p>
          </table:table-cell>
        </table:table-row>
        <table:table-row table:style-name="TableLine94262036375632">
          <table:table-cell table:style-name="Tabla10.A2" office:value-type="string">
            <text:p text:style-name="P29">Descripción:</text:p>
          </table:table-cell>
          <table:table-cell table:style-name="Tabla10.B2" office:value-type="string">
            <text:p text:style-name="P52">El suscriptor luego de ver las revistas a las que esta suscrito, podrá seleccionar alguna y ver los datos del autor, los datos de la revista y hacer comentarios</text:p>
          </table:table-cell>
        </table:table-row>
      </table:table>
      <text:p text:style-name="P6"/>
      <text:p text:style-name="P6"/>
      <text:p text:style-name="P7"><text:soft-page-break/></text:p>
      <table:table table:name="Tabla12" table:style-name="Tabla12">
        <table:table-column table:style-name="Tabla12.A"/>
        <table:table-column table:style-name="Tabla12.B"/>
        <table:table-row table:style-name="TableLine94262036377536">
          <table:table-cell table:style-name="Tabla12.A1" office:value-type="string">
            <text:p text:style-name="P30">Numero:</text:p>
          </table:table-cell>
          <table:table-cell table:style-name="Tabla12.B1" office:value-type="string">
            <text:p text:style-name="P30">CU0<text:span text:style-name="T6">1</text:span><text:span text:style-name="T7">1</text:span></text:p>
          </table:table-cell>
        </table:table-row>
        <table:table-row table:style-name="Tabla12.2">
          <table:table-cell table:style-name="Tabla12.A2" office:value-type="string">
            <text:p text:style-name="P30">Nombre:</text:p>
          </table:table-cell>
          <table:table-cell table:style-name="Tabla12.B2" office:value-type="string">
            <text:p text:style-name="P54">Observar Autores de Revistas Suscritas</text:p>
          </table:table-cell>
        </table:table-row>
        <table:table-row table:style-name="TableLine94262036390896">
          <table:table-cell table:style-name="Tabla12.A2" office:value-type="string">
            <text:p text:style-name="P30">Actores:</text:p>
          </table:table-cell>
          <table:table-cell table:style-name="Tabla12.B2" office:value-type="string">
            <text:p text:style-name="P53">Suscriptor,<text:span text:style-name="T7"> </text:span><text:span text:style-name="T8">Revista</text:span></text:p>
          </table:table-cell>
        </table:table-row>
        <table:table-row table:style-name="TableLine94262036391424">
          <table:table-cell table:style-name="Tabla12.A2" office:value-type="string">
            <text:p text:style-name="P30">Tipo:</text:p>
          </table:table-cell>
          <table:table-cell table:style-name="Tabla12.B2" office:value-type="string">
            <text:p text:style-name="P30">Primario</text:p>
          </table:table-cell>
        </table:table-row>
        <table:table-row table:style-name="TableLine94262036392064">
          <table:table-cell table:style-name="Tabla12.A2" office:value-type="string">
            <text:p text:style-name="P30">Descripción:</text:p>
          </table:table-cell>
          <table:table-cell table:style-name="Tabla12.B2" office:value-type="string">
            <text:p text:style-name="P53">El suscriptor <text:span text:style-name="T7">podrá ver un listado de los autores de cada una de las revistas a las que anda suscrito</text:span></text:p>
          </table:table-cell>
        </table:table-row>
      </table:table>
      <text:p text:style-name="P7"/>
      <text:p text:style-name="P7"/>
      <table:table table:name="Tabla11" table:style-name="Tabla11">
        <table:table-column table:style-name="Tabla11.A"/>
        <table:table-column table:style-name="Tabla11.B"/>
        <table:table-row table:style-name="TableLine94262036393408">
          <table:table-cell table:style-name="Tabla11.A1" office:value-type="string">
            <text:p text:style-name="P30">Numero:</text:p>
          </table:table-cell>
          <table:table-cell table:style-name="Tabla11.B1" office:value-type="string">
            <text:p text:style-name="P30">CU0<text:span text:style-name="T6">1</text:span><text:span text:style-name="T7">2</text:span></text:p>
          </table:table-cell>
        </table:table-row>
        <table:table-row table:style-name="Tabla11.2">
          <table:table-cell table:style-name="Tabla11.A2" office:value-type="string">
            <text:p text:style-name="P30">Nombre:</text:p>
          </table:table-cell>
          <table:table-cell table:style-name="Tabla11.B2" office:value-type="string">
            <text:p text:style-name="P54">Ver Perfil De Autor (por medio de lista)</text:p>
          </table:table-cell>
        </table:table-row>
        <table:table-row table:style-name="TableLine94262036406176">
          <table:table-cell table:style-name="Tabla11.A2" office:value-type="string">
            <text:p text:style-name="P30">Actores:</text:p>
          </table:table-cell>
          <table:table-cell table:style-name="Tabla11.B2" office:value-type="string">
            <text:p text:style-name="P53">Suscriptor, <text:span text:style-name="T25">Autor</text:span></text:p>
          </table:table-cell>
        </table:table-row>
        <table:table-row table:style-name="TableLine94262036406704">
          <table:table-cell table:style-name="Tabla11.A2" office:value-type="string">
            <text:p text:style-name="P30">Tipo:</text:p>
          </table:table-cell>
          <table:table-cell table:style-name="Tabla11.B2" office:value-type="string">
            <text:p text:style-name="P30">Primario</text:p>
          </table:table-cell>
        </table:table-row>
        <table:table-row table:style-name="TableLine94262036407344">
          <table:table-cell table:style-name="Tabla11.A2" office:value-type="string">
            <text:p text:style-name="P30">Descripción:</text:p>
          </table:table-cell>
          <table:table-cell table:style-name="Tabla11.B2" office:value-type="string">
            <text:p text:style-name="P53">El suscriptor l<text:span text:style-name="T7">uego de ver el listado de autores a las que esta suscrito podrá seleccionar uno para ver el perfil del autor</text:span></text:p>
          </table:table-cell>
        </table:table-row>
      </table:table>
      <text:p text:style-name="P7"/>
      <text:p text:style-name="P7"/>
      <table:table table:name="Tabla13" table:style-name="Tabla13">
        <table:table-column table:style-name="Tabla13.A"/>
        <table:table-column table:style-name="Tabla13.B"/>
        <table:table-row table:style-name="TableLine94262036408688">
          <table:table-cell table:style-name="Tabla13.A1" office:value-type="string">
            <text:p text:style-name="P30">Numero:</text:p>
          </table:table-cell>
          <table:table-cell table:style-name="Tabla13.B1" office:value-type="string">
            <text:p text:style-name="P30">CU0<text:span text:style-name="T6">1</text:span><text:span text:style-name="T7">3</text:span></text:p>
          </table:table-cell>
        </table:table-row>
        <table:table-row table:style-name="Tabla13.2">
          <table:table-cell table:style-name="Tabla13.A2" office:value-type="string">
            <text:p text:style-name="P30">Nombre:</text:p>
          </table:table-cell>
          <table:table-cell table:style-name="Tabla13.B2" office:value-type="string">
            <text:p text:style-name="P54">Ver Perfil De Autor</text:p>
          </table:table-cell>
        </table:table-row>
        <table:table-row table:style-name="TableLine94262036420960">
          <table:table-cell table:style-name="Tabla13.A2" office:value-type="string">
            <text:p text:style-name="P30">Actores:</text:p>
          </table:table-cell>
          <table:table-cell table:style-name="Tabla13.B2" office:value-type="string">
            <text:p text:style-name="P53">Suscriptor, <text:span text:style-name="T25">Autor</text:span></text:p>
          </table:table-cell>
        </table:table-row>
        <table:table-row table:style-name="TableLine94262036421488">
          <table:table-cell table:style-name="Tabla13.A2" office:value-type="string">
            <text:p text:style-name="P30">Tipo:</text:p>
          </table:table-cell>
          <table:table-cell table:style-name="Tabla13.B2" office:value-type="string">
            <text:p text:style-name="P30">Primario</text:p>
          </table:table-cell>
        </table:table-row>
        <table:table-row table:style-name="TableLine94262036422288">
          <table:table-cell table:style-name="Tabla13.A2" office:value-type="string">
            <text:p text:style-name="P30">Descripción:</text:p>
          </table:table-cell>
          <table:table-cell table:style-name="Tabla13.B2" office:value-type="string">
            <text:p text:style-name="P54">El suscriptor podrá acceder al perfil del autor de la revista que esta observando</text:p>
          </table:table-cell>
        </table:table-row>
      </table:table>
      <text:p text:style-name="P7"/>
      <text:p text:style-name="P7"/>
      <table:table table:name="Tabla14" table:style-name="Tabla14">
        <table:table-column table:style-name="Tabla14.A"/>
        <table:table-column table:style-name="Tabla14.B"/>
        <table:table-row table:style-name="TableLine94262036423712">
          <table:table-cell table:style-name="Tabla14.A1" office:value-type="string">
            <text:p text:style-name="P30">Numero:</text:p>
          </table:table-cell>
          <table:table-cell table:style-name="Tabla14.B1" office:value-type="string">
            <text:p text:style-name="P30">CU0<text:span text:style-name="T6">1</text:span><text:span text:style-name="T7">4</text:span></text:p>
          </table:table-cell>
        </table:table-row>
        <table:table-row table:style-name="Tabla14.2">
          <table:table-cell table:style-name="Tabla14.A2" office:value-type="string">
            <text:p text:style-name="P30">Nombre:</text:p>
          </table:table-cell>
          <table:table-cell table:style-name="Tabla14.B2" office:value-type="string">
            <text:p text:style-name="P54">Pagar Suscriptor</text:p>
          </table:table-cell>
        </table:table-row>
        <table:table-row table:style-name="TableLine94262036436240">
          <table:table-cell table:style-name="Tabla14.A2" office:value-type="string">
            <text:p text:style-name="P30">Actores:</text:p>
          </table:table-cell>
          <table:table-cell table:style-name="Tabla14.B2" office:value-type="string">
            <text:p text:style-name="P53">Suscriptor, <text:span text:style-name="T25">Revista</text:span></text:p>
          </table:table-cell>
        </table:table-row>
        <table:table-row table:style-name="TableLine94262036436768">
          <table:table-cell table:style-name="Tabla14.A2" office:value-type="string">
            <text:p text:style-name="P30">Tipo:</text:p>
          </table:table-cell>
          <table:table-cell table:style-name="Tabla14.B2" office:value-type="string">
            <text:p text:style-name="P30">Primario</text:p>
          </table:table-cell>
        </table:table-row>
        <table:table-row table:style-name="TableLine94262036437408">
          <table:table-cell table:style-name="Tabla14.A2" office:value-type="string">
            <text:p text:style-name="P30">Descripción:</text:p>
          </table:table-cell>
          <table:table-cell table:style-name="Tabla14.B2" office:value-type="string">
            <text:p text:style-name="P53">El suscriptor <text:span text:style-name="T7">podrá pagar la suscripción a una revista por medio de algún método de pago, y podrá pagarla de forma mensual o anual</text:span></text:p>
          </table:table-cell>
        </table:table-row>
      </table:table>
      <text:p text:style-name="P7"/>
      <text:p text:style-name="P7"/>
      <table:table table:name="Tabla15" table:style-name="Tabla15">
        <table:table-column table:style-name="Tabla15.A"/>
        <table:table-column table:style-name="Tabla15.B"/>
        <table:table-row table:style-name="TableLine94262036438752">
          <table:table-cell table:style-name="Tabla15.A1" office:value-type="string">
            <text:p text:style-name="P30">Numero:</text:p>
          </table:table-cell>
          <table:table-cell table:style-name="Tabla15.B1" office:value-type="string">
            <text:p text:style-name="P30">CU0<text:span text:style-name="T6">1</text:span><text:span text:style-name="T7">5</text:span></text:p>
          </table:table-cell>
        </table:table-row>
        <table:table-row table:style-name="Tabla15.2">
          <table:table-cell table:style-name="Tabla15.A2" office:value-type="string">
            <text:p text:style-name="P30">Nombre:</text:p>
          </table:table-cell>
          <table:table-cell table:style-name="Tabla15.B2" office:value-type="string">
            <text:p text:style-name="P55">Asignar Costo-Día De Revista</text:p>
          </table:table-cell>
        </table:table-row>
        <table:table-row table:style-name="TableLine94262036450448">
          <table:table-cell table:style-name="Tabla15.A2" office:value-type="string">
            <text:p text:style-name="P30">Actores:</text:p>
          </table:table-cell>
          <table:table-cell table:style-name="Tabla15.B2" office:value-type="string">
            <text:p text:style-name="P55">Revista, Administrador</text:p>
          </table:table-cell>
        </table:table-row>
        <table:table-row table:style-name="TableLine94262036450976">
          <table:table-cell table:style-name="Tabla15.A2" office:value-type="string">
            <text:p text:style-name="P30">Tipo:</text:p>
          </table:table-cell>
          <table:table-cell table:style-name="Tabla15.B2" office:value-type="string">
            <text:p text:style-name="P30">Primario</text:p>
          </table:table-cell>
        </table:table-row>
        <table:table-row table:style-name="TableLine94262036451776">
          <table:table-cell table:style-name="Tabla15.A2" office:value-type="string">
            <text:p text:style-name="P30">Descripción:</text:p>
          </table:table-cell>
          <table:table-cell table:style-name="Tabla15.B2" office:value-type="string">
            <text:p text:style-name="P55">El administrador le asignara el costo por dia que tendra la revista basándose en un costo global o en otro monto a su consideración.</text:p>
          </table:table-cell>
        </table:table-row>
      </table:table>
      <text:p text:style-name="P7"/>
      <text:p text:style-name="P8"><text:soft-page-break/></text:p>
      <table:table table:name="Tabla16" table:style-name="Tabla16">
        <table:table-column table:style-name="Tabla16.A"/>
        <table:table-column table:style-name="Tabla16.B"/>
        <table:table-row table:style-name="TableLine94262036453200">
          <table:table-cell table:style-name="Tabla16.A1" office:value-type="string">
            <text:p text:style-name="P31">Numero:</text:p>
          </table:table-cell>
          <table:table-cell table:style-name="Tabla16.B1" office:value-type="string">
            <text:p text:style-name="P31">CU0<text:span text:style-name="T6">1</text:span><text:span text:style-name="T9">6</text:span></text:p>
          </table:table-cell>
        </table:table-row>
        <table:table-row table:style-name="Tabla16.2">
          <table:table-cell table:style-name="Tabla16.A2" office:value-type="string">
            <text:p text:style-name="P31">Nombre:</text:p>
          </table:table-cell>
          <table:table-cell table:style-name="Tabla16.B2" office:value-type="string">
            <text:p text:style-name="P57">Modificar Costo-Día De Revista</text:p>
          </table:table-cell>
        </table:table-row>
        <table:table-row table:style-name="TableLine94262047343136">
          <table:table-cell table:style-name="Tabla16.A2" office:value-type="string">
            <text:p text:style-name="P31">Actores:</text:p>
          </table:table-cell>
          <table:table-cell table:style-name="Tabla16.B2" office:value-type="string">
            <text:p text:style-name="P56">Revista, Administrador</text:p>
          </table:table-cell>
        </table:table-row>
        <table:table-row table:style-name="TableLine94262047343664">
          <table:table-cell table:style-name="Tabla16.A2" office:value-type="string">
            <text:p text:style-name="P31">Tipo:</text:p>
          </table:table-cell>
          <table:table-cell table:style-name="Tabla16.B2" office:value-type="string">
            <text:p text:style-name="P31">Primario</text:p>
          </table:table-cell>
        </table:table-row>
        <table:table-row table:style-name="TableLine94262047344304">
          <table:table-cell table:style-name="Tabla16.A2" office:value-type="string">
            <text:p text:style-name="P31">Descripción:</text:p>
          </table:table-cell>
          <table:table-cell table:style-name="Tabla16.B2" office:value-type="string">
            <text:p text:style-name="P56">El administrador <text:span text:style-name="T9">(luego de haberse asignado un costo cuando se publico) podra modificar el costo que tendra por dia la revista </text:span></text:p>
          </table:table-cell>
        </table:table-row>
      </table:table>
      <text:p text:style-name="P8"/>
      <text:p text:style-name="P9"/>
      <table:table table:name="Tabla17" table:style-name="Tabla17">
        <table:table-column table:style-name="Tabla17.A"/>
        <table:table-column table:style-name="Tabla17.B"/>
        <table:table-row table:style-name="TableLine94262047345648">
          <table:table-cell table:style-name="Tabla17.A1" office:value-type="string">
            <text:p text:style-name="P32">Numero:</text:p>
          </table:table-cell>
          <table:table-cell table:style-name="Tabla17.B1" office:value-type="string">
            <text:p text:style-name="P32">CU0<text:span text:style-name="T6">1</text:span><text:span text:style-name="T10">7</text:span></text:p>
          </table:table-cell>
        </table:table-row>
        <table:table-row table:style-name="Tabla17.2">
          <table:table-cell table:style-name="Tabla17.A2" office:value-type="string">
            <text:p text:style-name="P32">Nombre:</text:p>
          </table:table-cell>
          <table:table-cell table:style-name="Tabla17.B2" office:value-type="string">
            <text:p text:style-name="P58">Publicar Revista</text:p>
          </table:table-cell>
        </table:table-row>
        <table:table-row table:style-name="TableLine94262047358208">
          <table:table-cell table:style-name="Tabla17.A2" office:value-type="string">
            <text:p text:style-name="P32">Actores:</text:p>
          </table:table-cell>
          <table:table-cell table:style-name="Tabla17.B2" office:value-type="string">
            <text:p text:style-name="P58">Revista, Escritor</text:p>
          </table:table-cell>
        </table:table-row>
        <table:table-row table:style-name="TableLine94262047358736">
          <table:table-cell table:style-name="Tabla17.A2" office:value-type="string">
            <text:p text:style-name="P32">Tipo:</text:p>
          </table:table-cell>
          <table:table-cell table:style-name="Tabla17.B2" office:value-type="string">
            <text:p text:style-name="P32">Primario</text:p>
          </table:table-cell>
        </table:table-row>
        <table:table-row table:style-name="TableLine94262047359376">
          <table:table-cell table:style-name="Tabla17.A2" office:value-type="string">
            <text:p text:style-name="P32">Descripción:</text:p>
          </table:table-cell>
          <table:table-cell table:style-name="Tabla17.B2" office:value-type="string">
            <text:p text:style-name="P58">El esc<text:span text:style-name="T11">ritor llenara los campos requeridos para poder publicar su revista, y la revista entrara en un estado de “revision” para que el administrador le asigne el precio por dia y se pueda publicar</text:span></text:p>
          </table:table-cell>
        </table:table-row>
      </table:table>
      <text:p text:style-name="P9"/>
      <text:p text:style-name="P10"/>
      <table:table table:name="Tabla18" table:style-name="Tabla18">
        <table:table-column table:style-name="Tabla18.A"/>
        <table:table-column table:style-name="Tabla18.B"/>
        <table:table-row table:style-name="TableLine94262047360720">
          <table:table-cell table:style-name="Tabla18.A1" office:value-type="string">
            <text:p text:style-name="P33">Numero:</text:p>
          </table:table-cell>
          <table:table-cell table:style-name="Tabla18.B1" office:value-type="string">
            <text:p text:style-name="P33">CU0<text:span text:style-name="T6">1</text:span><text:span text:style-name="T11">8</text:span></text:p>
          </table:table-cell>
        </table:table-row>
        <table:table-row table:style-name="Tabla18.2">
          <table:table-cell table:style-name="Tabla18.A2" office:value-type="string">
            <text:p text:style-name="P33">Nombre:</text:p>
          </table:table-cell>
          <table:table-cell table:style-name="Tabla18.B2" office:value-type="string">
            <text:p text:style-name="P59">Comentar</text:p>
          </table:table-cell>
        </table:table-row>
        <table:table-row table:style-name="TableLine94262047373088">
          <table:table-cell table:style-name="Tabla18.A2" office:value-type="string">
            <text:p text:style-name="P33">Actores:</text:p>
          </table:table-cell>
          <table:table-cell table:style-name="Tabla18.B2" office:value-type="string">
            <text:p text:style-name="P59">Comentario, Suscriptor, <text:span text:style-name="T25">Revista</text:span></text:p>
          </table:table-cell>
        </table:table-row>
        <table:table-row table:style-name="TableLine94262047373616">
          <table:table-cell table:style-name="Tabla18.A2" office:value-type="string">
            <text:p text:style-name="P33">Tipo:</text:p>
          </table:table-cell>
          <table:table-cell table:style-name="Tabla18.B2" office:value-type="string">
            <text:p text:style-name="P33">Primario</text:p>
          </table:table-cell>
        </table:table-row>
        <table:table-row table:style-name="TableLine94262047374256">
          <table:table-cell table:style-name="Tabla18.A2" office:value-type="string">
            <text:p text:style-name="P33">Descripción:</text:p>
          </table:table-cell>
          <table:table-cell table:style-name="Tabla18.B2" office:value-type="string">
            <text:p text:style-name="P61">El suscriptor podrá realizar comentarios a la revista que esta suscrito y el autor <text:span text:style-name="T25">definirá la aprobación o no</text:span></text:p>
          </table:table-cell>
        </table:table-row>
      </table:table>
      <text:p text:style-name="P10"/>
      <text:p text:style-name="P11"/>
      <table:table table:name="Tabla19" table:style-name="Tabla19">
        <table:table-column table:style-name="Tabla19.A"/>
        <table:table-column table:style-name="Tabla19.B"/>
        <table:table-row table:style-name="TableLine94262047375600">
          <table:table-cell table:style-name="Tabla19.A1" office:value-type="string">
            <text:p text:style-name="P34">Numero:</text:p>
          </table:table-cell>
          <table:table-cell table:style-name="Tabla19.B1" office:value-type="string">
            <text:p text:style-name="P34">CU0<text:span text:style-name="T6">1</text:span><text:span text:style-name="T11">8</text:span></text:p>
          </table:table-cell>
        </table:table-row>
        <table:table-row table:style-name="Tabla19.2">
          <table:table-cell table:style-name="Tabla19.A2" office:value-type="string">
            <text:p text:style-name="P34">Nombre:</text:p>
          </table:table-cell>
          <table:table-cell table:style-name="Tabla19.B2" office:value-type="string">
            <text:p text:style-name="P61"><text:span text:style-name="T12">Darle </text:span>Me Gusta</text:p>
          </table:table-cell>
        </table:table-row>
        <table:table-row table:style-name="TableLine94262047388544">
          <table:table-cell table:style-name="Tabla19.A2" office:value-type="string">
            <text:p text:style-name="P34">Actores:</text:p>
          </table:table-cell>
          <table:table-cell table:style-name="Tabla19.B2" office:value-type="string">
            <text:p text:style-name="P60"><text:span text:style-name="T12">Revista,</text:span> Suscriptor</text:p>
          </table:table-cell>
        </table:table-row>
        <table:table-row table:style-name="TableLine94262047389072">
          <table:table-cell table:style-name="Tabla19.A2" office:value-type="string">
            <text:p text:style-name="P34">Tipo:</text:p>
          </table:table-cell>
          <table:table-cell table:style-name="Tabla19.B2" office:value-type="string">
            <text:p text:style-name="P34">Primario</text:p>
          </table:table-cell>
        </table:table-row>
        <table:table-row table:style-name="TableLine94262047389712">
          <table:table-cell table:style-name="Tabla19.A2" office:value-type="string">
            <text:p text:style-name="P34">Descripción:</text:p>
          </table:table-cell>
          <table:table-cell table:style-name="Tabla19.B2" office:value-type="string">
            <text:p text:style-name="P61">El suscriptor podra <text:span text:style-name="T12">darle “me gusta” a una revista a la cual esta suscrito</text:span></text:p>
          </table:table-cell>
        </table:table-row>
      </table:table>
      <text:p text:style-name="P11"/>
      <text:p text:style-name="P12"/>
      <table:table table:name="Tabla20" table:style-name="Tabla20">
        <table:table-column table:style-name="Tabla20.A"/>
        <table:table-column table:style-name="Tabla20.B"/>
        <table:table-row table:style-name="TableLine94262047391056">
          <table:table-cell table:style-name="Tabla20.A1" office:value-type="string">
            <text:p text:style-name="P35">Numero:</text:p>
          </table:table-cell>
          <table:table-cell table:style-name="Tabla20.B1" office:value-type="string">
            <text:p text:style-name="P35">CU0<text:span text:style-name="T6">1</text:span><text:span text:style-name="T12">9</text:span></text:p>
          </table:table-cell>
        </table:table-row>
        <table:table-row table:style-name="Tabla20.2">
          <table:table-cell table:style-name="Tabla20.A2" office:value-type="string">
            <text:p text:style-name="P35">Nombre:</text:p>
          </table:table-cell>
          <table:table-cell table:style-name="Tabla20.B2" office:value-type="string">
            <text:p text:style-name="P63">Bloquear Interaccion</text:p>
          </table:table-cell>
        </table:table-row>
        <table:table-row table:style-name="TableLine94262047402976">
          <table:table-cell table:style-name="Tabla20.A2" office:value-type="string">
            <text:p text:style-name="P35">Actores:</text:p>
          </table:table-cell>
          <table:table-cell table:style-name="Tabla20.B2" office:value-type="string">
            <text:p text:style-name="P63">Revista, Autor</text:p>
          </table:table-cell>
        </table:table-row>
        <table:table-row table:style-name="TableLine94262047403504">
          <table:table-cell table:style-name="Tabla20.A2" office:value-type="string">
            <text:p text:style-name="P35">Tipo:</text:p>
          </table:table-cell>
          <table:table-cell table:style-name="Tabla20.B2" office:value-type="string">
            <text:p text:style-name="P35">Primario</text:p>
          </table:table-cell>
        </table:table-row>
        <table:table-row table:style-name="TableLine94262047404304">
          <table:table-cell table:style-name="Tabla20.A2" office:value-type="string">
            <text:p text:style-name="P35">Descripción:</text:p>
          </table:table-cell>
          <table:table-cell table:style-name="Tabla20.B2" office:value-type="string">
            <text:p text:style-name="P63">El autor podra bloquear su revista, este bloqueo consiste en que no podra recibir “me gusta” ni tampoco comentarios.</text:p>
          </table:table-cell>
        </table:table-row>
      </table:table>
      <text:p text:style-name="P12"><text:soft-page-break/></text:p>
      <table:table table:name="Tabla21" table:style-name="Tabla21">
        <table:table-column table:style-name="Tabla21.A"/>
        <table:table-column table:style-name="Tabla21.B"/>
        <table:table-row table:style-name="TableLine94262047405376">
          <table:table-cell table:style-name="Tabla21.A1" office:value-type="string">
            <text:p text:style-name="P35">Numero:</text:p>
          </table:table-cell>
          <table:table-cell table:style-name="Tabla21.B1" office:value-type="string">
            <text:p text:style-name="P35">CU0<text:span text:style-name="T12">20</text:span></text:p>
          </table:table-cell>
        </table:table-row>
        <table:table-row table:style-name="Tabla21.2">
          <table:table-cell table:style-name="Tabla21.A2" office:value-type="string">
            <text:p text:style-name="P35">Nombre:</text:p>
          </table:table-cell>
          <table:table-cell table:style-name="Tabla21.B2" office:value-type="string">
            <text:p text:style-name="P63">Desbloquear Interaccion</text:p>
          </table:table-cell>
        </table:table-row>
        <table:table-row table:style-name="TableLine94262047416864">
          <table:table-cell table:style-name="Tabla21.A2" office:value-type="string">
            <text:p text:style-name="P35">Actores:</text:p>
          </table:table-cell>
          <table:table-cell table:style-name="Tabla21.B2" office:value-type="string">
            <text:p text:style-name="P63">Revista, Autor</text:p>
          </table:table-cell>
        </table:table-row>
        <table:table-row table:style-name="TableLine94262047417392">
          <table:table-cell table:style-name="Tabla21.A2" office:value-type="string">
            <text:p text:style-name="P35">Tipo:</text:p>
          </table:table-cell>
          <table:table-cell table:style-name="Tabla21.B2" office:value-type="string">
            <text:p text:style-name="P35">Primario</text:p>
          </table:table-cell>
        </table:table-row>
        <table:table-row table:style-name="TableLine94262047418192">
          <table:table-cell table:style-name="Tabla21.A2" office:value-type="string">
            <text:p text:style-name="P35">Descripción:</text:p>
          </table:table-cell>
          <table:table-cell table:style-name="Tabla21.B2" office:value-type="string">
            <text:p text:style-name="P63">El autor podra desbloquear su revista, este desbloqueo consiste en que se podra recibir “me gusta” y comentarios.</text:p>
          </table:table-cell>
        </table:table-row>
      </table:table>
      <text:p text:style-name="P12"/>
      <text:p text:style-name="P12"/>
      <table:table table:name="Tabla22" table:style-name="Tabla22">
        <table:table-column table:style-name="Tabla22.A"/>
        <table:table-column table:style-name="Tabla22.B"/>
        <table:table-row table:style-name="TableLine94262047419616">
          <table:table-cell table:style-name="Tabla22.A1" office:value-type="string">
            <text:p text:style-name="P35">Numero:</text:p>
          </table:table-cell>
          <table:table-cell table:style-name="Tabla22.B1" office:value-type="string">
            <text:p text:style-name="P35">CU0<text:span text:style-name="T12">21</text:span></text:p>
          </table:table-cell>
        </table:table-row>
        <table:table-row table:style-name="Tabla22.2">
          <table:table-cell table:style-name="Tabla22.A2" office:value-type="string">
            <text:p text:style-name="P35">Nombre:</text:p>
          </table:table-cell>
          <table:table-cell table:style-name="Tabla22.B2" office:value-type="string">
            <text:p text:style-name="P63">Bloquear Suscripciones</text:p>
          </table:table-cell>
        </table:table-row>
        <table:table-row table:style-name="TableLine94262047431200">
          <table:table-cell table:style-name="Tabla22.A2" office:value-type="string">
            <text:p text:style-name="P35">Actores:</text:p>
          </table:table-cell>
          <table:table-cell table:style-name="Tabla22.B2" office:value-type="string">
            <text:p text:style-name="P63">Revista, Autor</text:p>
          </table:table-cell>
        </table:table-row>
        <table:table-row table:style-name="TableLine94262047431728">
          <table:table-cell table:style-name="Tabla22.A2" office:value-type="string">
            <text:p text:style-name="P35">Tipo:</text:p>
          </table:table-cell>
          <table:table-cell table:style-name="Tabla22.B2" office:value-type="string">
            <text:p text:style-name="P35">Primario</text:p>
          </table:table-cell>
        </table:table-row>
        <table:table-row table:style-name="TableLine94262047432528">
          <table:table-cell table:style-name="Tabla22.A2" office:value-type="string">
            <text:p text:style-name="P35">Descripción:</text:p>
          </table:table-cell>
          <table:table-cell table:style-name="Tabla22.B2" office:value-type="string">
            <text:p text:style-name="P63">El autor realizara este proceso para que nadie se pueda suscribir a su revista</text:p>
          </table:table-cell>
        </table:table-row>
      </table:table>
      <text:p text:style-name="P12"/>
      <text:p text:style-name="P12"/>
      <table:table table:name="Tabla23" table:style-name="Tabla23">
        <table:table-column table:style-name="Tabla23.A"/>
        <table:table-column table:style-name="Tabla23.B"/>
        <table:table-row table:style-name="TableLine94262047433952">
          <table:table-cell table:style-name="Tabla23.A1" office:value-type="string">
            <text:p text:style-name="P35">Numero:</text:p>
          </table:table-cell>
          <table:table-cell table:style-name="Tabla23.B1" office:value-type="string">
            <text:p text:style-name="P35">CU0<text:span text:style-name="T12">22</text:span></text:p>
          </table:table-cell>
        </table:table-row>
        <table:table-row table:style-name="Tabla23.2">
          <table:table-cell table:style-name="Tabla23.A2" office:value-type="string">
            <text:p text:style-name="P35">Nombre:</text:p>
          </table:table-cell>
          <table:table-cell table:style-name="Tabla23.B2" office:value-type="string">
            <text:p text:style-name="P63">Desbloquear Suscripciones</text:p>
          </table:table-cell>
        </table:table-row>
        <table:table-row table:style-name="TableLine94262047445648">
          <table:table-cell table:style-name="Tabla23.A2" office:value-type="string">
            <text:p text:style-name="P35">Actores:</text:p>
          </table:table-cell>
          <table:table-cell table:style-name="Tabla23.B2" office:value-type="string">
            <text:p text:style-name="P63">Revista, Autor</text:p>
          </table:table-cell>
        </table:table-row>
        <table:table-row table:style-name="TableLine94262047446176">
          <table:table-cell table:style-name="Tabla23.A2" office:value-type="string">
            <text:p text:style-name="P35">Tipo:</text:p>
          </table:table-cell>
          <table:table-cell table:style-name="Tabla23.B2" office:value-type="string">
            <text:p text:style-name="P35">Primario</text:p>
          </table:table-cell>
        </table:table-row>
        <table:table-row table:style-name="TableLine94262047446976">
          <table:table-cell table:style-name="Tabla23.A2" office:value-type="string">
            <text:p text:style-name="P35">Descripción:</text:p>
          </table:table-cell>
          <table:table-cell table:style-name="Tabla23.B2" office:value-type="string">
            <text:p text:style-name="P63">El autor realizara este proceso para que revertir el bloqueo y se puedan suscribir a su revista</text:p>
          </table:table-cell>
        </table:table-row>
      </table:table>
      <text:p text:style-name="P12"/>
      <text:p text:style-name="P13"/>
      <table:table table:name="Tabla24" table:style-name="Tabla24">
        <table:table-column table:style-name="Tabla24.A"/>
        <table:table-column table:style-name="Tabla24.B"/>
        <table:table-row table:style-name="TableLine94262047448400">
          <table:table-cell table:style-name="Tabla24.A1" office:value-type="string">
            <text:p text:style-name="P36">Numero:</text:p>
          </table:table-cell>
          <table:table-cell table:style-name="Tabla24.B1" office:value-type="string">
            <text:p text:style-name="P36">CU0<text:span text:style-name="T12">2</text:span><text:span text:style-name="T13">3</text:span></text:p>
          </table:table-cell>
        </table:table-row>
        <table:table-row table:style-name="Tabla24.2">
          <table:table-cell table:style-name="Tabla24.A2" office:value-type="string">
            <text:p text:style-name="P36">Nombre:</text:p>
          </table:table-cell>
          <table:table-cell table:style-name="Tabla24.B2" office:value-type="string">
            <text:p text:style-name="P64">Editar Suscripcion</text:p>
          </table:table-cell>
        </table:table-row>
        <table:table-row table:style-name="TableLine94262047460384">
          <table:table-cell table:style-name="Tabla24.A2" office:value-type="string">
            <text:p text:style-name="P36">Actores:</text:p>
          </table:table-cell>
          <table:table-cell table:style-name="Tabla24.B2" office:value-type="string">
            <text:p text:style-name="P64">Autor, Revista</text:p>
          </table:table-cell>
        </table:table-row>
        <table:table-row table:style-name="TableLine94262047460912">
          <table:table-cell table:style-name="Tabla24.A2" office:value-type="string">
            <text:p text:style-name="P36">Tipo:</text:p>
          </table:table-cell>
          <table:table-cell table:style-name="Tabla24.B2" office:value-type="string">
            <text:p text:style-name="P36">Primario</text:p>
          </table:table-cell>
        </table:table-row>
        <table:table-row table:style-name="TableLine94262047461712">
          <table:table-cell table:style-name="Tabla24.A2" office:value-type="string">
            <text:p text:style-name="P36">Descripción:</text:p>
          </table:table-cell>
          <table:table-cell table:style-name="Tabla24.B2" office:value-type="string">
            <text:p text:style-name="P64">El Autor podra editar y/o definir la cuota que cobrara por suscribirse a su revista publicada, a su vez podra dejarla gratis</text:p>
          </table:table-cell>
        </table:table-row>
      </table:table>
      <text:p text:style-name="P13"/>
      <text:p text:style-name="P13"/>
      <table:table table:name="Tabla25" table:style-name="Tabla25">
        <table:table-column table:style-name="Tabla25.A"/>
        <table:table-column table:style-name="Tabla25.B"/>
        <table:table-row table:style-name="TableLine94262047463136">
          <table:table-cell table:style-name="Tabla25.A1" office:value-type="string">
            <text:p text:style-name="P36">Numero:</text:p>
          </table:table-cell>
          <table:table-cell table:style-name="Tabla25.B1" office:value-type="string">
            <text:p text:style-name="P36">CU0<text:span text:style-name="T12">2</text:span><text:span text:style-name="T13">4</text:span></text:p>
          </table:table-cell>
        </table:table-row>
        <table:table-row table:style-name="Tabla25.2">
          <table:table-cell table:style-name="Tabla25.A2" office:value-type="string">
            <text:p text:style-name="P36">Nombre:</text:p>
          </table:table-cell>
          <table:table-cell table:style-name="Tabla25.B2" office:value-type="string">
            <text:p text:style-name="P65">Modificar Etiquetas Anuncios</text:p>
          </table:table-cell>
        </table:table-row>
        <table:table-row table:style-name="TableLine94262047475040">
          <table:table-cell table:style-name="Tabla25.A2" office:value-type="string">
            <text:p text:style-name="P36">Actores:</text:p>
          </table:table-cell>
          <table:table-cell table:style-name="Tabla25.B2" office:value-type="string">
            <text:p text:style-name="P65">Administrador</text:p>
          </table:table-cell>
        </table:table-row>
        <table:table-row table:style-name="TableLine94262047475568">
          <table:table-cell table:style-name="Tabla25.A2" office:value-type="string">
            <text:p text:style-name="P36">Tipo:</text:p>
          </table:table-cell>
          <table:table-cell table:style-name="Tabla25.B2" office:value-type="string">
            <text:p text:style-name="P65">Secundario</text:p>
          </table:table-cell>
        </table:table-row>
        <table:table-row table:style-name="TableLine94262047476368">
          <table:table-cell table:style-name="Tabla25.A2" office:value-type="string">
            <text:p text:style-name="P36">Descripción:</text:p>
          </table:table-cell>
          <table:table-cell table:style-name="Tabla25.B2" office:value-type="string">
            <text:p text:style-name="P65">El administrador podra editar, es decir, agregar mas o quitar etiquetas que posee el anuncio </text:p>
          </table:table-cell>
        </table:table-row>
      </table:table>
      <text:p text:style-name="P13"/>
      <text:p text:style-name="P14"><text:soft-page-break/></text:p>
      <table:table table:name="Tabla26" table:style-name="Tabla26">
        <table:table-column table:style-name="Tabla26.A"/>
        <table:table-column table:style-name="Tabla26.B"/>
        <table:table-row table:style-name="TableLine94262047477792">
          <table:table-cell table:style-name="Tabla26.A1" office:value-type="string">
            <text:p text:style-name="P37">Numero:</text:p>
          </table:table-cell>
          <table:table-cell table:style-name="Tabla26.B1" office:value-type="string">
            <text:p text:style-name="P37">CU0<text:span text:style-name="T12">2</text:span><text:span text:style-name="T14">5</text:span></text:p>
          </table:table-cell>
        </table:table-row>
        <table:table-row table:style-name="Tabla26.2">
          <table:table-cell table:style-name="Tabla26.A2" office:value-type="string">
            <text:p text:style-name="P37">Nombre:</text:p>
          </table:table-cell>
          <table:table-cell table:style-name="Tabla26.B2" office:value-type="string">
            <text:p text:style-name="P68">Agregar Usuario Admin.</text:p>
          </table:table-cell>
        </table:table-row>
        <table:table-row table:style-name="TableLine94262047489984">
          <table:table-cell table:style-name="Tabla26.A2" office:value-type="string">
            <text:p text:style-name="P37">Actores:</text:p>
          </table:table-cell>
          <table:table-cell table:style-name="Tabla26.B2" office:value-type="string">
            <text:p text:style-name="P66">Administrador</text:p>
          </table:table-cell>
        </table:table-row>
        <table:table-row table:style-name="TableLine94262047490512">
          <table:table-cell table:style-name="Tabla26.A2" office:value-type="string">
            <text:p text:style-name="P37">Tipo:</text:p>
          </table:table-cell>
          <table:table-cell table:style-name="Tabla26.B2" office:value-type="string">
            <text:p text:style-name="P66">Secundario</text:p>
          </table:table-cell>
        </table:table-row>
        <table:table-row table:style-name="TableLine94262047491152">
          <table:table-cell table:style-name="Tabla26.A2" office:value-type="string">
            <text:p text:style-name="P37">Descripción:</text:p>
          </table:table-cell>
          <table:table-cell table:style-name="Tabla26.B2" office:value-type="string">
            <text:p text:style-name="P66">El administrador podra <text:span text:style-name="T14">agregar mas usuarios de tipo administrador para que estos puedan realizar todas las funciones acoredes a su cargo</text:span></text:p>
          </table:table-cell>
        </table:table-row>
      </table:table>
      <text:p text:style-name="P14"/>
      <text:p text:style-name="P15"/>
      <table:table table:name="Tabla27" table:style-name="Tabla27">
        <table:table-column table:style-name="Tabla27.A"/>
        <table:table-column table:style-name="Tabla27.B"/>
        <table:table-row table:style-name="TableLine94262047492496">
          <table:table-cell table:style-name="Tabla27.A1" office:value-type="string">
            <text:p text:style-name="P38">Numero:</text:p>
          </table:table-cell>
          <table:table-cell table:style-name="Tabla27.B1" office:value-type="string">
            <text:p text:style-name="P38">CU0<text:span text:style-name="T12">2</text:span><text:span text:style-name="T15">6</text:span></text:p>
          </table:table-cell>
        </table:table-row>
        <table:table-row table:style-name="Tabla27.2">
          <table:table-cell table:style-name="Tabla27.A2" office:value-type="string">
            <text:p text:style-name="P38">Nombre:</text:p>
          </table:table-cell>
          <table:table-cell table:style-name="Tabla27.B2" office:value-type="string">
            <text:p text:style-name="P69">Crear Anuncio</text:p>
          </table:table-cell>
        </table:table-row>
        <table:table-row table:style-name="TableLine94262047506176">
          <table:table-cell table:style-name="Tabla27.A2" office:value-type="string">
            <text:p text:style-name="P38">Actores:</text:p>
          </table:table-cell>
          <table:table-cell table:style-name="Tabla27.B2" office:value-type="string">
            <text:p text:style-name="P67">Administrador</text:p>
          </table:table-cell>
        </table:table-row>
        <table:table-row table:style-name="TableLine94262047506704">
          <table:table-cell table:style-name="Tabla27.A2" office:value-type="string">
            <text:p text:style-name="P38">Tipo:</text:p>
          </table:table-cell>
          <table:table-cell table:style-name="Tabla27.B2" office:value-type="string">
            <text:p text:style-name="P69">Primario</text:p>
          </table:table-cell>
        </table:table-row>
        <table:table-row table:style-name="TableLine94262047507344">
          <table:table-cell table:style-name="Tabla27.A2" office:value-type="string">
            <text:p text:style-name="P38">Descripción:</text:p>
          </table:table-cell>
          <table:table-cell table:style-name="Tabla27.B2" office:value-type="string">
            <text:p text:style-name="P67">El administrador podra <text:span text:style-name="T15">crear anuncios para su uso en la aplicación basandose en los requerimientos </text:span><text:span text:style-name="T26">del anunciante</text:span></text:p>
          </table:table-cell>
        </table:table-row>
      </table:table>
      <text:p text:style-name="P15"/>
      <text:p text:style-name="P15"/>
      <table:table table:name="Tabla28" table:style-name="Tabla28">
        <table:table-column table:style-name="Tabla28.A"/>
        <table:table-column table:style-name="Tabla28.B"/>
        <table:table-row table:style-name="TableLine94262047508688">
          <table:table-cell table:style-name="Tabla28.A1" office:value-type="string">
            <text:p text:style-name="P38">Numero:</text:p>
          </table:table-cell>
          <table:table-cell table:style-name="Tabla28.B1" office:value-type="string">
            <text:p text:style-name="P38">CU0<text:span text:style-name="T12">2</text:span><text:span text:style-name="T15">7</text:span></text:p>
          </table:table-cell>
        </table:table-row>
        <table:table-row table:style-name="Tabla28.2">
          <table:table-cell table:style-name="Tabla28.A2" office:value-type="string">
            <text:p text:style-name="P38">Nombre:</text:p>
          </table:table-cell>
          <table:table-cell table:style-name="Tabla28.B2" office:value-type="string">
            <text:p text:style-name="P69">Desactivar Anuncio</text:p>
          </table:table-cell>
        </table:table-row>
        <table:table-row table:style-name="TableLine94262047520432">
          <table:table-cell table:style-name="Tabla28.A2" office:value-type="string">
            <text:p text:style-name="P38">Actores:</text:p>
          </table:table-cell>
          <table:table-cell table:style-name="Tabla28.B2" office:value-type="string">
            <text:p text:style-name="P67">Administrador</text:p>
          </table:table-cell>
        </table:table-row>
        <table:table-row table:style-name="TableLine94262047520960">
          <table:table-cell table:style-name="Tabla28.A2" office:value-type="string">
            <text:p text:style-name="P38">Tipo:</text:p>
          </table:table-cell>
          <table:table-cell table:style-name="Tabla28.B2" office:value-type="string">
            <text:p text:style-name="P69">Primario</text:p>
          </table:table-cell>
        </table:table-row>
        <table:table-row table:style-name="TableLine94262047521600">
          <table:table-cell table:style-name="Tabla28.A2" office:value-type="string">
            <text:p text:style-name="P38">Descripción:</text:p>
          </table:table-cell>
          <table:table-cell table:style-name="Tabla28.B2" office:value-type="string">
            <text:p text:style-name="P67">El administrador <text:span text:style-name="T15">desactivara los anuncios en todo el sitio web</text:span></text:p>
          </table:table-cell>
        </table:table-row>
      </table:table>
      <text:p text:style-name="P15"/>
      <text:p text:style-name="P16"/>
      <table:table table:name="Tabla29" table:style-name="Tabla29">
        <table:table-column table:style-name="Tabla29.A"/>
        <table:table-column table:style-name="Tabla29.B"/>
        <table:table-row table:style-name="TableLine94262047522944">
          <table:table-cell table:style-name="Tabla29.A1" office:value-type="string">
            <text:p text:style-name="P39">Numero:</text:p>
          </table:table-cell>
          <table:table-cell table:style-name="Tabla29.B1" office:value-type="string">
            <text:p text:style-name="P39">CU0<text:span text:style-name="T12">2</text:span><text:span text:style-name="T16">8</text:span></text:p>
          </table:table-cell>
        </table:table-row>
        <table:table-row table:style-name="Tabla29.2">
          <table:table-cell table:style-name="Tabla29.A2" office:value-type="string">
            <text:p text:style-name="P39">Nombre:</text:p>
          </table:table-cell>
          <table:table-cell table:style-name="Tabla29.B2" office:value-type="string">
            <text:p text:style-name="P74">Reporte Comentarios</text:p>
          </table:table-cell>
        </table:table-row>
        <table:table-row table:style-name="TableLine94262047534608">
          <table:table-cell table:style-name="Tabla29.A2" office:value-type="string">
            <text:p text:style-name="P39">Actores:</text:p>
          </table:table-cell>
          <table:table-cell table:style-name="Tabla29.B2" office:value-type="string">
            <text:p text:style-name="P74">Autor</text:p>
          </table:table-cell>
        </table:table-row>
        <table:table-row table:style-name="TableLine94262047535136">
          <table:table-cell table:style-name="Tabla29.A2" office:value-type="string">
            <text:p text:style-name="P39">Tipo:</text:p>
          </table:table-cell>
          <table:table-cell table:style-name="Tabla29.B2" office:value-type="string">
            <text:p text:style-name="P70">Primario</text:p>
          </table:table-cell>
        </table:table-row>
        <table:table-row table:style-name="TableLine94262047535936">
          <table:table-cell table:style-name="Tabla29.A2" office:value-type="string">
            <text:p text:style-name="P39">Descripción:</text:p>
          </table:table-cell>
          <table:table-cell table:style-name="Tabla29.B2" office:value-type="string">
            <text:p text:style-name="P74">El autor podra revisar los comentarios de sus revistas en un intervalo de tiempo, a su vez podra ingresar el nombre de su revista para poder ver los comentarios solamente de esa revista 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a30" table:style-name="Tabla30">
        <table:table-column table:style-name="Tabla30.A"/>
        <table:table-column table:style-name="Tabla30.B"/>
        <text:soft-page-break/>
        <table:table-row table:style-name="TableLine94262036328208">
          <table:table-cell table:style-name="Tabla30.A1" office:value-type="string">
            <text:p text:style-name="P39">Numero:</text:p>
          </table:table-cell>
          <table:table-cell table:style-name="Tabla30.B1" office:value-type="string">
            <text:p text:style-name="P39">CU0<text:span text:style-name="T12">2</text:span><text:span text:style-name="T16">9</text:span></text:p>
          </table:table-cell>
        </table:table-row>
        <table:table-row table:style-name="Tabla30.2">
          <table:table-cell table:style-name="Tabla30.A2" office:value-type="string">
            <text:p text:style-name="P39">Nombre:</text:p>
          </table:table-cell>
          <table:table-cell table:style-name="Tabla30.B2" office:value-type="string">
            <text:p text:style-name="P74">Reporte Suscripciones</text:p>
          </table:table-cell>
        </table:table-row>
        <table:table-row table:style-name="TableLine94262047562576">
          <table:table-cell table:style-name="Tabla30.A2" office:value-type="string">
            <text:p text:style-name="P39">Actores:</text:p>
          </table:table-cell>
          <table:table-cell table:style-name="Tabla30.B2" office:value-type="string">
            <text:p text:style-name="P74">Autor</text:p>
          </table:table-cell>
        </table:table-row>
        <table:table-row table:style-name="TableLine94262047563104">
          <table:table-cell table:style-name="Tabla30.A2" office:value-type="string">
            <text:p text:style-name="P39">Tipo:</text:p>
          </table:table-cell>
          <table:table-cell table:style-name="Tabla30.B2" office:value-type="string">
            <text:p text:style-name="P70">Primario</text:p>
          </table:table-cell>
        </table:table-row>
        <table:table-row table:style-name="TableLine94262047563904">
          <table:table-cell table:style-name="Tabla30.A2" office:value-type="string">
            <text:p text:style-name="P39">Descripción:</text:p>
          </table:table-cell>
          <table:table-cell table:style-name="Tabla30.B2" office:value-type="string">
            <text:p text:style-name="P74">El autor podra revisar las suscripciones de sus revistas en un intervalo de tiempo, a su vez podra ingresar el nombre de su revista para poder ver las suscripciones solamente de esa revista </text:p>
          </table:table-cell>
        </table:table-row>
      </table:table>
      <text:p text:style-name="P16"/>
      <text:p text:style-name="P16"/>
      <text:p text:style-name="P17"/>
      <table:table table:name="Tabla31" table:style-name="Tabla31">
        <table:table-column table:style-name="Tabla31.A"/>
        <table:table-column table:style-name="Tabla31.B"/>
        <table:table-row table:style-name="TableLine94262047565680">
          <table:table-cell table:style-name="Tabla31.A1" office:value-type="string">
            <text:p text:style-name="P40">Numero:</text:p>
          </table:table-cell>
          <table:table-cell table:style-name="Tabla31.B1" office:value-type="string">
            <text:p text:style-name="P40">CU0<text:span text:style-name="T17">30</text:span></text:p>
          </table:table-cell>
        </table:table-row>
        <table:table-row table:style-name="Tabla31.2">
          <table:table-cell table:style-name="Tabla31.A2" office:value-type="string">
            <text:p text:style-name="P40">Nombre:</text:p>
          </table:table-cell>
          <table:table-cell table:style-name="Tabla31.B2" office:value-type="string">
            <text:p text:style-name="P77"><text:span text:style-name="T16">Reporte </text:span><text:span text:style-name="T17">Revistas Mas Gustadas</text:span></text:p>
          </table:table-cell>
        </table:table-row>
        <table:table-row table:style-name="TableLine94262047579152">
          <table:table-cell table:style-name="Tabla31.A2" office:value-type="string">
            <text:p text:style-name="P40">Actores:</text:p>
          </table:table-cell>
          <table:table-cell table:style-name="Tabla31.B2" office:value-type="string">
            <text:p text:style-name="P75">Autor</text:p>
          </table:table-cell>
        </table:table-row>
        <table:table-row table:style-name="TableLine94262047579680">
          <table:table-cell table:style-name="Tabla31.A2" office:value-type="string">
            <text:p text:style-name="P40">Tipo:</text:p>
          </table:table-cell>
          <table:table-cell table:style-name="Tabla31.B2" office:value-type="string">
            <text:p text:style-name="P71">Primario</text:p>
          </table:table-cell>
        </table:table-row>
        <table:table-row table:style-name="TableLine94262047580320">
          <table:table-cell table:style-name="Tabla31.A2" office:value-type="string">
            <text:p text:style-name="P40">Descripción:</text:p>
          </table:table-cell>
          <table:table-cell table:style-name="Tabla31.B2" office:value-type="string">
            <text:p text:style-name="P77"><text:span text:style-name="T16">El autor podra </text:span><text:span text:style-name="T17">revisar las revistas (hechas por el) con mas me gusta y a su vez tendra opcion de ingresar el nombre o codigo para revisar los me gusta de una revista en especifico</text:span></text:p>
          </table:table-cell>
        </table:table-row>
      </table:table>
      <text:p text:style-name="P17"/>
      <text:p text:style-name="P17"/>
      <table:table table:name="Tabla32" table:style-name="Tabla32">
        <table:table-column table:style-name="Tabla32.A"/>
        <table:table-column table:style-name="Tabla32.B"/>
        <table:table-row table:style-name="TableLine94262047581664">
          <table:table-cell table:style-name="Tabla32.A1" office:value-type="string">
            <text:p text:style-name="P40">Numero:</text:p>
          </table:table-cell>
          <table:table-cell table:style-name="Tabla32.B1" office:value-type="string">
            <text:p text:style-name="P40">CU0<text:span text:style-name="T17">31</text:span></text:p>
          </table:table-cell>
        </table:table-row>
        <table:table-row table:style-name="Tabla32.2">
          <table:table-cell table:style-name="Tabla32.A2" office:value-type="string">
            <text:p text:style-name="P40">Nombre:</text:p>
          </table:table-cell>
          <table:table-cell table:style-name="Tabla32.B2" office:value-type="string">
            <text:p text:style-name="P77"><text:span text:style-name="T16">Reporte </text:span><text:span text:style-name="T17">Revistas Mas Gustadas</text:span></text:p>
          </table:table-cell>
        </table:table-row>
        <table:table-row table:style-name="TableLine94262047594544">
          <table:table-cell table:style-name="Tabla32.A2" office:value-type="string">
            <text:p text:style-name="P40">Actores:</text:p>
          </table:table-cell>
          <table:table-cell table:style-name="Tabla32.B2" office:value-type="string">
            <text:p text:style-name="P75">Autor</text:p>
          </table:table-cell>
        </table:table-row>
        <table:table-row table:style-name="TableLine94262047595072">
          <table:table-cell table:style-name="Tabla32.A2" office:value-type="string">
            <text:p text:style-name="P40">Tipo:</text:p>
          </table:table-cell>
          <table:table-cell table:style-name="Tabla32.B2" office:value-type="string">
            <text:p text:style-name="P71">Primario</text:p>
          </table:table-cell>
        </table:table-row>
        <table:table-row table:style-name="TableLine94262047595712">
          <table:table-cell table:style-name="Tabla32.A2" office:value-type="string">
            <text:p text:style-name="P40">Descripción:</text:p>
          </table:table-cell>
          <table:table-cell table:style-name="Tabla32.B2" office:value-type="string">
            <text:p text:style-name="P77"><text:span text:style-name="T16">El autor podra </text:span><text:span text:style-name="T17">revisar las revistas (hechas por el) con mas me gusta y a su vez tendra opcion de ingresar el nombre o codigo para revisar los me gusta de una revista en especifico</text:span></text:p>
          </table:table-cell>
        </table:table-row>
      </table:table>
      <text:p text:style-name="P17"/>
      <text:p text:style-name="P17"/>
      <table:table table:name="Tabla33" table:style-name="Tabla33">
        <table:table-column table:style-name="Tabla33.A"/>
        <table:table-column table:style-name="Tabla33.B"/>
        <table:table-row table:style-name="TableLine94262047597056">
          <table:table-cell table:style-name="Tabla33.A1" office:value-type="string">
            <text:p text:style-name="P40">Numero:</text:p>
          </table:table-cell>
          <table:table-cell table:style-name="Tabla33.B1" office:value-type="string">
            <text:p text:style-name="P40">CU0<text:span text:style-name="T17">32</text:span></text:p>
          </table:table-cell>
        </table:table-row>
        <table:table-row table:style-name="Tabla33.2">
          <table:table-cell table:style-name="Tabla33.A2" office:value-type="string">
            <text:p text:style-name="P40">Nombre:</text:p>
          </table:table-cell>
          <table:table-cell table:style-name="Tabla33.B2" office:value-type="string">
            <text:p text:style-name="P77"><text:span text:style-name="T16">Reporte </text:span><text:span text:style-name="T17">Ganancia</text:span></text:p>
          </table:table-cell>
        </table:table-row>
        <table:table-row table:style-name="TableLine94262047625328">
          <table:table-cell table:style-name="Tabla33.A2" office:value-type="string">
            <text:p text:style-name="P40">Actores:</text:p>
          </table:table-cell>
          <table:table-cell table:style-name="Tabla33.B2" office:value-type="string">
            <text:p text:style-name="P75">Autor</text:p>
          </table:table-cell>
        </table:table-row>
        <table:table-row table:style-name="TableLine94262047625808">
          <table:table-cell table:style-name="Tabla33.A2" office:value-type="string">
            <text:p text:style-name="P40">Tipo:</text:p>
          </table:table-cell>
          <table:table-cell table:style-name="Tabla33.B2" office:value-type="string">
            <text:p text:style-name="P71">Primario</text:p>
          </table:table-cell>
        </table:table-row>
        <table:table-row table:style-name="TableLine94262047626400">
          <table:table-cell table:style-name="Tabla33.A2" office:value-type="string">
            <text:p text:style-name="P40">Descripción:</text:p>
          </table:table-cell>
          <table:table-cell table:style-name="Tabla33.B2" office:value-type="string">
            <text:p text:style-name="P78"><text:span text:style-name="T16">El autor podra </text:span><text:span text:style-name="T17">ver las </text:span><text:span text:style-name="T18"><text:s/>ganancias en un intervalo de tiempo. El reporte incluir</text:span><text:span text:style-name="T19">a</text:span><text:span text:style-name="T18"> por cada revista el listado de suscripciones indicando por suscripción la ganancia </text:span><text:span text:style-name="T19">que se optiene</text:span><text:span text:style-name="T18">. El reporte </text:span><text:span text:style-name="T19">tambien</text:span><text:span text:style-name="T18"> incluir</text:span><text:span text:style-name="T19">a</text:span><text:span text:style-name="T18"> un total de </text:span><text:span text:style-name="T19">la </text:span><text:span text:style-name="T18">ganancia. Opcionalmente se puede filtrar por revista.</text:span></text:p>
          </table:table-cell>
        </table:table-row>
      </table:table>
      <text:p text:style-name="P17"/>
      <text:p text:style-name="P18"/>
      <text:p text:style-name="P18"/>
      <text:p text:style-name="P18"/>
      <text:p text:style-name="P18"/>
      <table:table table:name="Tabla34" table:style-name="Tabla34">
        <table:table-column table:style-name="Tabla34.A"/>
        <table:table-column table:style-name="Tabla34.B"/>
        <text:soft-page-break/>
        <table:table-row table:style-name="TableLine94262047628752">
          <table:table-cell table:style-name="Tabla34.A1" office:value-type="string">
            <text:p text:style-name="P41">Numero:</text:p>
          </table:table-cell>
          <table:table-cell table:style-name="Tabla34.B1" office:value-type="string">
            <text:p text:style-name="P41">CU0<text:span text:style-name="T17">3</text:span><text:span text:style-name="T21">3</text:span></text:p>
          </table:table-cell>
        </table:table-row>
        <table:table-row table:style-name="Tabla34.2">
          <table:table-cell table:style-name="Tabla34.A2" office:value-type="string">
            <text:p text:style-name="P41">Nombre:</text:p>
          </table:table-cell>
          <table:table-cell table:style-name="Tabla34.B2" office:value-type="string">
            <text:p text:style-name="P81"><text:span text:style-name="T16">Reporte </text:span><text:span text:style-name="T17">Ganancia</text:span></text:p>
          </table:table-cell>
        </table:table-row>
        <table:table-row table:style-name="TableLine94262057491968">
          <table:table-cell table:style-name="Tabla34.A2" office:value-type="string">
            <text:p text:style-name="P41">Actores:</text:p>
          </table:table-cell>
          <table:table-cell table:style-name="Tabla34.B2" office:value-type="string">
            <text:p text:style-name="P82">Administrador</text:p>
          </table:table-cell>
        </table:table-row>
        <table:table-row table:style-name="TableLine94262047550784">
          <table:table-cell table:style-name="Tabla34.A2" office:value-type="string">
            <text:p text:style-name="P41">Tipo:</text:p>
          </table:table-cell>
          <table:table-cell table:style-name="Tabla34.B2" office:value-type="string">
            <text:p text:style-name="P72">Primario</text:p>
          </table:table-cell>
        </table:table-row>
        <table:table-row table:style-name="TableLine94262047546816">
          <table:table-cell table:style-name="Tabla34.A2" office:value-type="string">
            <text:p text:style-name="P41">Descripción:</text:p>
          </table:table-cell>
          <table:table-cell table:style-name="Tabla34.B2" office:value-type="string">
            <text:p text:style-name="P79"><text:span text:style-name="T16">El </text:span><text:span text:style-name="T21">administrador</text:span><text:span text:style-name="T16"> podra </text:span><text:span text:style-name="T17">ver las </text:span><text:span text:style-name="T18"><text:s/>ganancias en un intervalo de tiempo. El reporte incluir</text:span><text:span text:style-name="T19">a</text:span><text:span text:style-name="T18"> por cada revista el listado de suscripciones indicando por suscripción </text:span><text:span text:style-name="T19">el ingreso y la ganancia, incluyendo por revista el costo que ha tenido esa revista, el ingreso y la ganancia </text:span><text:span text:style-name="T18">. El reporte </text:span><text:span text:style-name="T19">tambien</text:span><text:span text:style-name="T18"> incluir</text:span><text:span text:style-name="T19">a</text:span><text:span text:style-name="T18"> un total de </text:span><text:span text:style-name="T19">la </text:span><text:span text:style-name="T18">ganancia, </text:span><text:span text:style-name="T19">total de ingreso y total de ganancia</text:span><text:span text:style-name="T18">. Opcionalmente se puede filtrar por revista.</text:span></text:p>
          </table:table-cell>
        </table:table-row>
      </table:table>
      <text:p text:style-name="P18"/>
      <text:p text:style-name="P18"/>
      <table:table table:name="Tabla35" table:style-name="Tabla35">
        <table:table-column table:style-name="Tabla35.A"/>
        <table:table-column table:style-name="Tabla35.B"/>
        <table:table-row table:style-name="TableLine94262047648128">
          <table:table-cell table:style-name="Tabla35.A1" office:value-type="string">
            <text:p text:style-name="P41">Numero:</text:p>
          </table:table-cell>
          <table:table-cell table:style-name="Tabla35.B1" office:value-type="string">
            <text:p text:style-name="P41">CU0<text:span text:style-name="T17">3</text:span><text:span text:style-name="T21">4</text:span></text:p>
          </table:table-cell>
        </table:table-row>
        <table:table-row table:style-name="Tabla35.2">
          <table:table-cell table:style-name="Tabla35.A2" office:value-type="string">
            <text:p text:style-name="P41">Nombre:</text:p>
          </table:table-cell>
          <table:table-cell table:style-name="Tabla35.B2" office:value-type="string">
            <text:p text:style-name="P81"><text:span text:style-name="T16">Reporte </text:span><text:span text:style-name="T17">Ganancia </text:span><text:span text:style-name="T21">Anunciante</text:span></text:p>
          </table:table-cell>
        </table:table-row>
        <table:table-row table:style-name="TableLine94262047640688">
          <table:table-cell table:style-name="Tabla35.A2" office:value-type="string">
            <text:p text:style-name="P41">Actores:</text:p>
          </table:table-cell>
          <table:table-cell table:style-name="Tabla35.B2" office:value-type="string">
            <text:p text:style-name="P82">Administrador</text:p>
          </table:table-cell>
        </table:table-row>
        <table:table-row table:style-name="TableLine94262047644176">
          <table:table-cell table:style-name="Tabla35.A2" office:value-type="string">
            <text:p text:style-name="P41">Tipo:</text:p>
          </table:table-cell>
          <table:table-cell table:style-name="Tabla35.B2" office:value-type="string">
            <text:p text:style-name="P72">Primario</text:p>
          </table:table-cell>
        </table:table-row>
        <table:table-row table:style-name="Tabla35.5">
          <table:table-cell table:style-name="Tabla35.A2" office:value-type="string">
            <text:p text:style-name="P41">Descripción:</text:p>
          </table:table-cell>
          <table:table-cell table:style-name="Tabla35.B2" office:value-type="string">
            <text:p text:style-name="P87"><text:bookmark text:name="docs-internal-guid-bf13b5e6-7fff-e0da-a3c3-ed7ebc157f3d"/>El reporte incluir<text:span text:style-name="T21">a</text:span> por cada anunciante el listado de anuncios pagados. Opcionalmente se puede filtrar por anunciante. <text:span text:style-name="T21">Y a su vez definir un intervalo de tiempo</text:span></text:p>
            <text:p text:style-name="P86"/>
          </table:table-cell>
        </table:table-row>
      </table:table>
      <text:p text:style-name="P18"/>
      <text:p text:style-name="P19"/>
      <table:table table:name="Tabla36" table:style-name="Tabla36">
        <table:table-column table:style-name="Tabla36.A"/>
        <table:table-column table:style-name="Tabla36.B"/>
        <table:table-row table:style-name="TableLine94262047611760">
          <table:table-cell table:style-name="Tabla36.A1" office:value-type="string">
            <text:p text:style-name="P42">Numero:</text:p>
          </table:table-cell>
          <table:table-cell table:style-name="Tabla36.B1" office:value-type="string">
            <text:p text:style-name="P42">CU0<text:span text:style-name="T17">3</text:span><text:span text:style-name="T22">5</text:span></text:p>
          </table:table-cell>
        </table:table-row>
        <table:table-row table:style-name="Tabla36.2">
          <table:table-cell table:style-name="Tabla36.A2" office:value-type="string">
            <text:p text:style-name="P42">Nombre:</text:p>
          </table:table-cell>
          <table:table-cell table:style-name="Tabla36.B2" office:value-type="string">
            <text:p text:style-name="P83"><text:span text:style-name="T16">Reporte </text:span><text:span text:style-name="T22">Ganancias Totales</text:span></text:p>
          </table:table-cell>
        </table:table-row>
        <table:table-row table:style-name="TableLine94262047666480">
          <table:table-cell table:style-name="Tabla36.A2" office:value-type="string">
            <text:p text:style-name="P42">Actores:</text:p>
          </table:table-cell>
          <table:table-cell table:style-name="Tabla36.B2" office:value-type="string">
            <text:p text:style-name="P84">Administrador </text:p>
          </table:table-cell>
        </table:table-row>
        <table:table-row table:style-name="TableLine94262047667008">
          <table:table-cell table:style-name="Tabla36.A2" office:value-type="string">
            <text:p text:style-name="P42">Tipo:</text:p>
          </table:table-cell>
          <table:table-cell table:style-name="Tabla36.B2" office:value-type="string">
            <text:p text:style-name="P73">Primario</text:p>
          </table:table-cell>
        </table:table-row>
        <table:table-row table:style-name="TableLine94262047667648">
          <table:table-cell table:style-name="Tabla36.A2" office:value-type="string">
            <text:p text:style-name="P42">Descripción:</text:p>
          </table:table-cell>
          <table:table-cell table:style-name="Tabla36.B2" office:value-type="string">
            <text:p text:style-name="P88"><text:span text:style-name="T23">Este es un condensado de todas las entradas y costos que ha obtenido el cliente a través de la aplicación, consta de un listado que agrupa por dia todas las entradas de dinero y todos los costos. Por cada entrada de dinero se </text:span><text:span text:style-name="T24">va a</text:span><text:span text:style-name="T23"> mostrar el monto y el tipo de entrada (porcentaje de suscripción / pago por anunico) agrupados por tipo de entrada, por cada costo se debe mostrar el monto agrupados por revista</text:span></text:p>
            <text:p text:style-name="P80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37" table:style-name="Tabla37">
        <table:table-column table:style-name="Tabla37.A"/>
        <table:table-column table:style-name="Tabla37.B"/>
        <text:soft-page-break/>
        <table:table-row table:style-name="TableLine94262047672032">
          <table:table-cell table:style-name="Tabla37.A1" office:value-type="string">
            <text:p text:style-name="P42">Numero:</text:p>
          </table:table-cell>
          <table:table-cell table:style-name="Tabla37.B1" office:value-type="string">
            <text:p text:style-name="P42">CU0<text:span text:style-name="T17">3</text:span><text:span text:style-name="T22">6</text:span></text:p>
          </table:table-cell>
        </table:table-row>
        <table:table-row table:style-name="Tabla37.2">
          <table:table-cell table:style-name="Tabla37.A2" office:value-type="string">
            <text:p text:style-name="P42">Nombre:</text:p>
          </table:table-cell>
          <table:table-cell table:style-name="Tabla37.B2" office:value-type="string">
            <text:p text:style-name="P83"><text:span text:style-name="T16">Reporte </text:span><text:span text:style-name="T22">5 Revistas Mas Populares</text:span></text:p>
          </table:table-cell>
        </table:table-row>
        <table:table-row table:style-name="TableLine94262047674368">
          <table:table-cell table:style-name="Tabla37.A2" office:value-type="string">
            <text:p text:style-name="P42">Actores:</text:p>
          </table:table-cell>
          <table:table-cell table:style-name="Tabla37.B2" office:value-type="string">
            <text:p text:style-name="P76">A<text:span text:style-name="T22">dministrador</text:span></text:p>
          </table:table-cell>
        </table:table-row>
        <table:table-row table:style-name="TableLine94262047636816">
          <table:table-cell table:style-name="Tabla37.A2" office:value-type="string">
            <text:p text:style-name="P42">Tipo:</text:p>
          </table:table-cell>
          <table:table-cell table:style-name="Tabla37.B2" office:value-type="string">
            <text:p text:style-name="P73">Primario</text:p>
          </table:table-cell>
        </table:table-row>
        <table:table-row table:style-name="TableLine94262047610112">
          <table:table-cell table:style-name="Tabla37.A2" office:value-type="string">
            <text:p text:style-name="P42">Descripción:</text:p>
          </table:table-cell>
          <table:table-cell table:style-name="Tabla37.B2" office:value-type="string">
            <text:p text:style-name="P89"><text:bookmark text:name="docs-internal-guid-f2723e29-7fff-a4b3-94e2-5ef4524c0261"/><text:span text:style-name="T20">El </text:span><text:span text:style-name="T18">reporte </text:span><text:span text:style-name="T20">va a </text:span><text:span text:style-name="T18">incluir por cada revista un listado de suscripciones y el total de suscripciones.</text:span></text:p>
          </table:table-cell>
        </table:table-row>
      </table:table>
      <text:p text:style-name="P19"/>
      <text:p text:style-name="P19"/>
      <table:table table:name="Tabla38" table:style-name="Tabla38">
        <table:table-column table:style-name="Tabla38.A"/>
        <table:table-column table:style-name="Tabla38.B"/>
        <table:table-row table:style-name="TableLine94262047686192">
          <table:table-cell table:style-name="Tabla38.A1" office:value-type="string">
            <text:p text:style-name="P42">Numero:</text:p>
          </table:table-cell>
          <table:table-cell table:style-name="Tabla38.B1" office:value-type="string">
            <text:p text:style-name="P42">CU0<text:span text:style-name="T17">3</text:span><text:span text:style-name="T22">7</text:span></text:p>
          </table:table-cell>
        </table:table-row>
        <table:table-row table:style-name="Tabla38.2">
          <table:table-cell table:style-name="Tabla38.A2" office:value-type="string">
            <text:p text:style-name="P42">Nombre:</text:p>
          </table:table-cell>
          <table:table-cell table:style-name="Tabla38.B2" office:value-type="string">
            <text:p text:style-name="P83"><text:span text:style-name="T16">Reporte </text:span><text:span text:style-name="T22">5 Revistas Mas Comentadas</text:span></text:p>
          </table:table-cell>
        </table:table-row>
        <table:table-row table:style-name="TableLine94262047697840">
          <table:table-cell table:style-name="Tabla38.A2" office:value-type="string">
            <text:p text:style-name="P42">Actores:</text:p>
          </table:table-cell>
          <table:table-cell table:style-name="Tabla38.B2" office:value-type="string">
            <text:p text:style-name="P76">A<text:span text:style-name="T22">dministrador</text:span></text:p>
          </table:table-cell>
        </table:table-row>
        <table:table-row table:style-name="TableLine94262047698368">
          <table:table-cell table:style-name="Tabla38.A2" office:value-type="string">
            <text:p text:style-name="P42">Tipo:</text:p>
          </table:table-cell>
          <table:table-cell table:style-name="Tabla38.B2" office:value-type="string">
            <text:p text:style-name="P73">Primario</text:p>
          </table:table-cell>
        </table:table-row>
        <table:table-row table:style-name="TableLine94262047699008">
          <table:table-cell table:style-name="Tabla38.A2" office:value-type="string">
            <text:p text:style-name="P42">Descripción:</text:p>
          </table:table-cell>
          <table:table-cell table:style-name="Tabla38.B2" office:value-type="string">
            <text:p text:style-name="P89"><text:bookmark text:name="docs-internal-guid-54a35a50-7fff-7330-33b9-1b399149eec7"/><text:span text:style-name="T18">El reporte </text:span><text:span text:style-name="T20">va a </text:span><text:span text:style-name="T18">incluir por cada revista el listado de los comentarios.</text:span></text:p>
          </table:table-cell>
        </table:table-row>
      </table:table>
      <text:p text:style-name="P19"/>
      <text:p text:style-name="P19"/>
      <table:table table:name="Tabla39" table:style-name="Tabla39">
        <table:table-column table:style-name="Tabla39.A"/>
        <table:table-column table:style-name="Tabla39.B"/>
        <table:table-row table:style-name="TableLine94262047700496">
          <table:table-cell table:style-name="Tabla39.A1" office:value-type="string">
            <text:p text:style-name="P42">Numero:</text:p>
          </table:table-cell>
          <table:table-cell table:style-name="Tabla39.B1" office:value-type="string">
            <text:p text:style-name="P42">CU0<text:span text:style-name="T17">3</text:span><text:span text:style-name="T22">8</text:span></text:p>
          </table:table-cell>
        </table:table-row>
        <table:table-row table:style-name="Tabla39.2">
          <table:table-cell table:style-name="Tabla39.A2" office:value-type="string">
            <text:p text:style-name="P42">Nombre:</text:p>
          </table:table-cell>
          <table:table-cell table:style-name="Tabla39.B2" office:value-type="string">
            <text:p text:style-name="P84">Reporte de Anuncios</text:p>
          </table:table-cell>
        </table:table-row>
        <table:table-row table:style-name="TableLine94262047713104">
          <table:table-cell table:style-name="Tabla39.A2" office:value-type="string">
            <text:p text:style-name="P42">Actores:</text:p>
          </table:table-cell>
          <table:table-cell table:style-name="Tabla39.B2" office:value-type="string">
            <text:p text:style-name="P76">A<text:span text:style-name="T22">dministrador</text:span></text:p>
          </table:table-cell>
        </table:table-row>
        <table:table-row table:style-name="TableLine94262047713632">
          <table:table-cell table:style-name="Tabla39.A2" office:value-type="string">
            <text:p text:style-name="P42">Tipo:</text:p>
          </table:table-cell>
          <table:table-cell table:style-name="Tabla39.B2" office:value-type="string">
            <text:p text:style-name="P73">Primario</text:p>
          </table:table-cell>
        </table:table-row>
        <table:table-row table:style-name="TableLine94262047714272">
          <table:table-cell table:style-name="Tabla39.A2" office:value-type="string">
            <text:p text:style-name="P42">Descripción:</text:p>
          </table:table-cell>
          <table:table-cell table:style-name="Tabla39.B2" office:value-type="string">
            <text:p text:style-name="P89"><text:span text:style-name="T18">Se </text:span><text:span text:style-name="T20">va a </text:span><text:span text:style-name="T18">incluir un listado de anuncios que fueron mostrados en el intervalo de tiempo, por cada anuncio se debe mostrar la información del anunciante.</text:span></text:p>
          </table:table-cell>
        </table:table-row>
      </table:table>
      <text:p text:style-name="P19"/>
      <text:p text:style-name="P19"/>
      <table:table table:name="Tabla40" table:style-name="Tabla40">
        <table:table-column table:style-name="Tabla40.A"/>
        <table:table-column table:style-name="Tabla40.B"/>
        <table:table-row table:style-name="TableLine94262047715616">
          <table:table-cell table:style-name="Tabla40.A1" office:value-type="string">
            <text:p text:style-name="P42">Numero:</text:p>
          </table:table-cell>
          <table:table-cell table:style-name="Tabla40.B1" office:value-type="string">
            <text:p text:style-name="P42">CU0<text:span text:style-name="T17">3</text:span><text:span text:style-name="T22">9</text:span></text:p>
          </table:table-cell>
        </table:table-row>
        <table:table-row table:style-name="Tabla40.2">
          <table:table-cell table:style-name="Tabla40.A2" office:value-type="string">
            <text:p text:style-name="P42">Nombre:</text:p>
          </table:table-cell>
          <table:table-cell table:style-name="Tabla40.B2" office:value-type="string">
            <text:p text:style-name="P24"><text:bookmark text:name="docs-internal-guid-5f0ec5d9-7fff-f024-1e75-4d07c6e74881"/>Reporte de Efectividad de Anuncios por Anunciante</text:p>
          </table:table-cell>
        </table:table-row>
        <table:table-row table:style-name="TableLine94262047731168">
          <table:table-cell table:style-name="Tabla40.A2" office:value-type="string">
            <text:p text:style-name="P42">Actores:</text:p>
          </table:table-cell>
          <table:table-cell table:style-name="Tabla40.B2" office:value-type="string">
            <text:p text:style-name="P76">A<text:span text:style-name="T22">dministrador</text:span></text:p>
          </table:table-cell>
        </table:table-row>
        <table:table-row table:style-name="TableLine94262047731696">
          <table:table-cell table:style-name="Tabla40.A2" office:value-type="string">
            <text:p text:style-name="P42">Tipo:</text:p>
          </table:table-cell>
          <table:table-cell table:style-name="Tabla40.B2" office:value-type="string">
            <text:p text:style-name="P73">Primario</text:p>
          </table:table-cell>
        </table:table-row>
        <table:table-row table:style-name="TableLine94262047732336">
          <table:table-cell table:style-name="Tabla40.A2" office:value-type="string">
            <text:p text:style-name="P42">Descripción:</text:p>
          </table:table-cell>
          <table:table-cell table:style-name="Tabla40.B2" office:value-type="string">
            <text:p text:style-name="P21"><text:bookmark text:name="docs-internal-guid-9dfd9e4e-7fff-3cff-0a67-abc24ede6a0d"/><text:span text:style-name="T18">El reporte </text:span><text:span text:style-name="T20">va a </text:span><text:span text:style-name="T18"><text:s/>incluir por cada anunciante los anuncios mostrados en el intervalo de tiempo y </text:span><text:span text:style-name="T20">va a </text:span><text:span text:style-name="T18">incluir por cada anuncio la cantidad de veces que fue mostrado y la url de la página donde se mostró.</text:span>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able:table table:name="Tabla41" table:style-name="Tabla41">
        <table:table-column table:style-name="Tabla41.A"/>
        <table:table-column table:style-name="Tabla41.B"/>
        <table:table-row table:style-name="TableLine94262047736864">
          <table:table-cell table:style-name="Tabla41.A1" office:value-type="string">
            <text:p text:style-name="P42">Numero:</text:p>
          </table:table-cell>
          <table:table-cell table:style-name="Tabla41.B1" office:value-type="string">
            <text:p text:style-name="P42">CU0<text:span text:style-name="T22">40</text:span></text:p>
          </table:table-cell>
        </table:table-row>
        <table:table-row table:style-name="Tabla41.2">
          <table:table-cell table:style-name="Tabla41.A2" office:value-type="string">
            <text:p text:style-name="P42">Nombre:</text:p>
          </table:table-cell>
          <table:table-cell table:style-name="Tabla41.B2" office:value-type="string">
            <text:p text:style-name="P20">Reporte General de todas las revistas publicadas</text:p>
          </table:table-cell>
        </table:table-row>
        <table:table-row table:style-name="TableLine94262047724736">
          <table:table-cell table:style-name="Tabla41.A2" office:value-type="string">
            <text:p text:style-name="P42">Actores:</text:p>
          </table:table-cell>
          <table:table-cell table:style-name="Tabla41.B2" office:value-type="string">
            <text:p text:style-name="P76">A<text:span text:style-name="T22">dministrador</text:span></text:p>
          </table:table-cell>
        </table:table-row>
        <table:table-row table:style-name="TableLine94262047725632">
          <table:table-cell table:style-name="Tabla41.A2" office:value-type="string">
            <text:p text:style-name="P42">Tipo:</text:p>
          </table:table-cell>
          <table:table-cell table:style-name="Tabla41.B2" office:value-type="string">
            <text:p text:style-name="P84">Secundario</text:p>
          </table:table-cell>
        </table:table-row>
        <table:table-row table:style-name="TableLine94262047750048">
          <table:table-cell table:style-name="Tabla41.A2" office:value-type="string">
            <text:p text:style-name="P42">Descripción:</text:p>
          </table:table-cell>
          <table:table-cell table:style-name="Tabla41.B2" office:value-type="string">
            <text:p text:style-name="P21"><text:span text:style-name="T18">El reporte </text:span><text:span text:style-name="T20">va a </text:span><text:span text:style-name="T18"><text:s/>incluir </text:span><text:span text:style-name="T20">los datos de las revistas que están publicadas y a su vez los datos el autor.</text:span></text:p>
          </table:table-cell>
        </table:table-row>
      </table:table>
      <text:p text:style-name="P19"/>
      <text:p text:style-name="P22"/>
      <table:table table:name="Tabla42" table:style-name="Tabla42">
        <table:table-column table:style-name="Tabla42.A"/>
        <table:table-column table:style-name="Tabla42.B"/>
        <table:table-row table:style-name="TableLine94262047751392">
          <table:table-cell table:style-name="Tabla42.A1" office:value-type="string">
            <text:p text:style-name="P43">Numero:</text:p>
          </table:table-cell>
          <table:table-cell table:style-name="Tabla42.B1" office:value-type="string">
            <text:p text:style-name="P43">CU0<text:span text:style-name="T22">4</text:span><text:span text:style-name="T25">1</text:span></text:p>
          </table:table-cell>
        </table:table-row>
        <table:table-row table:style-name="Tabla42.2">
          <table:table-cell table:style-name="Tabla42.A2" office:value-type="string">
            <text:p text:style-name="P43">Nombre:</text:p>
          </table:table-cell>
          <table:table-cell table:style-name="Tabla42.B2" office:value-type="string">
            <text:p text:style-name="P23">Aceptar Comentario</text:p>
          </table:table-cell>
        </table:table-row>
        <table:table-row table:style-name="TableLine94262047761808">
          <table:table-cell table:style-name="Tabla42.A2" office:value-type="string">
            <text:p text:style-name="P43">Actores:</text:p>
          </table:table-cell>
          <table:table-cell table:style-name="Tabla42.B2" office:value-type="string">
            <text:p text:style-name="P85">Autor,Revista,Comentario</text:p>
          </table:table-cell>
        </table:table-row>
        <table:table-row table:style-name="TableLine94262047762336">
          <table:table-cell table:style-name="Tabla42.A2" office:value-type="string">
            <text:p text:style-name="P43">Tipo:</text:p>
          </table:table-cell>
          <table:table-cell table:style-name="Tabla42.B2" office:value-type="string">
            <text:p text:style-name="P85">Primario</text:p>
          </table:table-cell>
        </table:table-row>
        <table:table-row table:style-name="Tabla42.5">
          <table:table-cell table:style-name="Tabla42.A2" office:value-type="string">
            <text:p text:style-name="P43">Descripción:</text:p>
          </table:table-cell>
          <table:table-cell table:style-name="Tabla42.B2" office:value-type="string">
            <text:p text:style-name="P23"><text:span text:style-name="T22">E</text:span>l Autor aceptara la publicación de los comentarios que suscriptores han hecho a una revista en especifico</text:p>
          </table:table-cell>
        </table:table-row>
      </table:table>
      <text:p text:style-name="P62"/>
      <text:p text:style-name="P62"/>
      <table:table table:name="Tabla43" table:style-name="Tabla43">
        <table:table-column table:style-name="Tabla43.A"/>
        <table:table-column table:style-name="Tabla43.B"/>
        <table:table-row table:style-name="TableLine94262047764480">
          <table:table-cell table:style-name="Tabla43.A1" office:value-type="string">
            <text:p text:style-name="P43">Numero:</text:p>
          </table:table-cell>
          <table:table-cell table:style-name="Tabla43.B1" office:value-type="string">
            <text:p text:style-name="P43">CU0<text:span text:style-name="T22">42</text:span></text:p>
          </table:table-cell>
        </table:table-row>
        <table:table-row table:style-name="Tabla43.2">
          <table:table-cell table:style-name="Tabla43.A2" office:value-type="string">
            <text:p text:style-name="P43">Nombre:</text:p>
          </table:table-cell>
          <table:table-cell table:style-name="Tabla43.B2" office:value-type="string">
            <text:p text:style-name="P23">Denegar Comentario</text:p>
          </table:table-cell>
        </table:table-row>
        <table:table-row table:style-name="TableLine94262047776944">
          <table:table-cell table:style-name="Tabla43.A2" office:value-type="string">
            <text:p text:style-name="P43">Actores:</text:p>
          </table:table-cell>
          <table:table-cell table:style-name="Tabla43.B2" office:value-type="string">
            <text:p text:style-name="P85">Autor,Revista,Comentario</text:p>
          </table:table-cell>
        </table:table-row>
        <table:table-row table:style-name="TableLine94262047777472">
          <table:table-cell table:style-name="Tabla43.A2" office:value-type="string">
            <text:p text:style-name="P43">Tipo:</text:p>
          </table:table-cell>
          <table:table-cell table:style-name="Tabla43.B2" office:value-type="string">
            <text:p text:style-name="P85">Primario</text:p>
          </table:table-cell>
        </table:table-row>
        <table:table-row table:style-name="Tabla43.5">
          <table:table-cell table:style-name="Tabla43.A2" office:value-type="string">
            <text:p text:style-name="P43">Descripción:</text:p>
          </table:table-cell>
          <table:table-cell table:style-name="Tabla43.B2" office:value-type="string">
            <text:p text:style-name="P22"><text:span text:style-name="T22">E</text:span><text:span text:style-name="T25">l Autor negara la publicación de los comentarios que suscriptores han hecho a una revista en especifico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2T12:55:08.895973065</meta:creation-date>
    <dc:date>2021-09-17T21:01:33.411133186</dc:date>
    <meta:editing-duration>PT6H13M11S</meta:editing-duration>
    <meta:editing-cycles>3</meta:editing-cycles>
    <meta:generator>LibreOffice/6.4.7.2$Linux_X86_64 LibreOffice_project/40$Build-2</meta:generator>
    <meta:document-statistic meta:table-count="43" meta:image-count="0" meta:object-count="0" meta:page-count="10" meta:paragraph-count="431" meta:word-count="1520" meta:character-count="9801" meta:non-whitespace-character-count="8693"/>
  </office:meta>
</office:document-meta>
</file>